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fo="urn:oasis:names:tc:opendocument:xmlns:xsl-fo-compatible:1.0" xmlns:meta="urn:oasis:names:tc:opendocument:xmlns:meta:1.0" xmlns:style="urn:oasis:names:tc:opendocument:xmlns:style:1.0" xmlns:table="urn:oasis:names:tc:opendocument:xmlns:table:1.0" xmlns:text="urn:oasis:names:tc:opendocument:xmlns:text:1.0" xmlns:xlink="http://www.w3.org/1999/xlink" office:version="1.0">
  <office:scripts/>
  <office:automatic-styles>
    <style:style style:family="table-row" style:name="ro1">
      <style.table-row-properties fo:break-before="auto" style:row-height="0.1681inch" style:use-optimal-row-height="true"/>
    </style:style>
    <style:style style:family="table" style:master-page-name="Default" style:name="ta1">
      <style:properties table:display="true"/>
    </style:style>
  </office:automatic-styles>
  <office:body>
    <office:spreadsheet>
      <table:table table.style-name="ta1" table:name="biblio">
        <table:table-row table.style-name="ro1">
          <table:table-cell>
            <text:p>Identifier</text:p>
          </table:table-cell>
          <table:table-cell>
            <text:p>Type</text:p>
          </table:table-cell>
          <table:table-cell>
            <text:p>Address</text:p>
          </table:table-cell>
          <table:table-cell>
            <text:p>Annote</text:p>
          </table:table-cell>
          <table:table-cell>
            <text:p>Author</text:p>
          </table:table-cell>
          <table:table-cell>
            <text:p>Booktitle</text:p>
          </table:table-cell>
          <table:table-cell>
            <text:p>Chapter</text:p>
          </table:table-cell>
          <table:table-cell>
            <text:p>Edition</text:p>
          </table:table-cell>
          <table:table-cell>
            <text:p>Editor</text:p>
          </table:table-cell>
          <table:table-cell>
            <text:p>Howpublish</text:p>
          </table:table-cell>
          <table:table-cell>
            <text:p>Institutn</text:p>
          </table:table-cell>
          <table:table-cell>
            <text:p>Journal</text:p>
          </table:table-cell>
          <table:table-cell>
            <text:p>Month</text:p>
          </table:table-cell>
          <table:table-cell>
            <text:p>Note</text:p>
          </table:table-cell>
          <table:table-cell>
            <text:p>Number</text:p>
          </table:table-cell>
          <table:table-cell>
            <text:p>Organizat</text:p>
          </table:table-cell>
          <table:table-cell>
            <text:p>Pages</text:p>
          </table:table-cell>
          <table:table-cell>
            <text:p>Publisher</text:p>
          </table:table-cell>
          <table:table-cell>
            <text:p>School</text:p>
          </table:table-cell>
          <table:table-cell>
            <text:p>Series</text:p>
          </table:table-cell>
          <table:table-cell>
            <text:p>Title</text:p>
          </table:table-cell>
          <table:table-cell>
            <text:p>RepType</text:p>
          </table:table-cell>
          <table:table-cell>
            <text:p>Volume</text:p>
          </table:table-cell>
          <table:table-cell>
            <text:p>Year</text:p>
          </table:table-cell>
          <table:table-cell>
            <text:p>URL</text:p>
          </table:table-cell>
          <table:table-cell>
            <text:p>Custom1</text:p>
          </table:table-cell>
          <table:table-cell>
            <text:p>Custom2</text:p>
          </table:table-cell>
          <table:table-cell>
            <text:p>Custom3</text:p>
          </table:table-cell>
          <table:table-cell>
            <text:p>Custom4</text:p>
          </table:table-cell>
          <table:table-cell>
            <text:p>Custom5</text:p>
          </table:table-cell>
          <table:table-cell>
            <text:p>ISBN</text:p>
          </table:table-cell>
        </table:table-row>
        <table:table-row>
          <table:table-cell>
            <text:p>ADAC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ADAC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DACmotorwelt</text:p>
          </table:table-cell>
          <table:table-cell>
            <text:p>Juni</text:p>
          </table:table-cell>
          <table:table-cell>
            <text:p/>
          </table:table-cell>
          <table:table-cell>
            <text:p>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b wann darf ein Kind allein zur Schule radeln?</text:p>
          </table:table-cell>
          <table:table-cell>
            <text:p/>
          </table:table-cell>
          <table:table-cell>
            <text:p>6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Aders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Adersberger, Josef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8 - 3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Mit dem Tiger in der Falle - Java 5 Pitfalls: Fallstricke und Best Practices bei der Entwicklung mit Java 5</text:p>
          </table:table-cell>
          <table:table-cell>
            <text:p/>
          </table:table-cell>
          <table:table-cell>
            <text:p>8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Aders2006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Josef Adersberg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56 - 6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6.0 alias Mustang eingefangen und genauer betrachtet</text:p>
          </table:table-cell>
          <table:table-cell>
            <text:p/>
          </table:table-cell>
          <table:table-cell>
            <text:p>7</text:p>
          </table:table-cell>
          <table:table-cell>
            <text:p>20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Ahler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Ernst Ahler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04 - 2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pionageabwehr</text:p>
          </table:table-cell>
          <table:table-cell>
            <text:p/>
          </table:table-cell>
          <table:table-cell>
            <text:p>14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AhoSU1988</text:p>
          </table:table-cell>
          <table:table-cell>
            <text:p>1</text:p>
          </table:table-cell>
          <table:table-cell>
            <text:p/>
          </table:table-cell>
          <table:table-cell>
            <text:p/>
          </table:table-cell>
          <table:table-cell>
            <text:p>A. V. Aho and R. Sethi and J. D. Ullman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ddison-Wesley Publishing Company</text:p>
          </table:table-cell>
          <table:table-cell>
            <text:p/>
          </table:table-cell>
          <table:table-cell>
            <text:p/>
          </table:table-cell>
          <table:table-cell>
            <text:p>Compilerbau Teil 1 und Teil 2</text:p>
          </table:table-cell>
          <table:table-cell>
            <text:p/>
          </table:table-cell>
          <table:table-cell>
            <text:p/>
          </table:table-cell>
          <table:table-cell>
            <text:p>198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Alukhanov2009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Rodion Alukhanov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2 - 3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er richtige Umgang</text:p>
          </table:table-cell>
          <table:table-cell>
            <text:p/>
          </table:table-cell>
          <table:table-cell>
            <text:p>7</text:p>
          </table:table-cell>
          <table:table-cell>
            <text:p>200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AlurCM2001</text:p>
          </table:table-cell>
          <table:table-cell>
            <text:p>1</text:p>
          </table:table-cell>
          <table:table-cell>
            <text:p/>
          </table:table-cell>
          <table:table-cell>
            <text:p/>
          </table:table-cell>
          <table:table-cell>
            <text:p>Deepak Alur and John Crupi and Dan Malk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un Microsystems Pres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H PTR</text:p>
          </table:table-cell>
          <table:table-cell>
            <text:p/>
          </table:table-cell>
          <table:table-cell>
            <text:p>Java 2 Platform, Enterprise Edition</text:p>
          </table:table-cell>
          <table:table-cell>
            <text:p>J2EE Core Patterns</text:p>
          </table:table-cell>
          <table:table-cell>
            <text:p/>
          </table:table-cell>
          <table:table-cell>
            <text:p/>
          </table:table-cell>
          <table:table-cell>
            <text:p>200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0-13-064884-1</text:p>
          </table:table-cell>
        </table:table-row>
        <table:table-row>
          <table:table-cell>
            <text:p>Bablo1999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Bernhard Bablok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Linux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02 - 11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offee-Shop - Servlets als Middleware</text:p>
          </table:table-cell>
          <table:table-cell>
            <text:p/>
          </table:table-cell>
          <table:table-cell>
            <text:p>8</text:p>
          </table:table-cell>
          <table:table-cell>
            <text:p>199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ablo1999a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Bernhard Bablok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Linux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95 - 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offee-Shop - Mit Corba über den Kaffeetassenrand schauen</text:p>
          </table:table-cell>
          <table:table-cell>
            <text:p/>
          </table:table-cell>
          <table:table-cell>
            <text:p>9</text:p>
          </table:table-cell>
          <table:table-cell>
            <text:p>1999</text:p>
          </table:table-cell>
          <table:table-cell>
            <text:p>http://members.tripod.de/bablokb/LinMag/ablage.htm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ablo1999b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Bablok, Bernhard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Linux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40 - 14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AX und DOM - Die APIs zu XML</text:p>
          </table:table-cell>
          <table:table-cell>
            <text:p/>
          </table:table-cell>
          <table:table-cell>
            <text:p>11</text:p>
          </table:table-cell>
          <table:table-cell>
            <text:p>199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ablo2000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Bernhard Bablok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Linux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44 - 15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offee-Shop - Objekte im Kasten</text:p>
          </table:table-cell>
          <table:table-cell>
            <text:p/>
          </table:table-cell>
          <table:table-cell>
            <text:p>02</text:p>
          </table:table-cell>
          <table:table-cell>
            <text:p>20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ablo2000a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Bablok, Bernhard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Linux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06 - 11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on Sandkästen, Schlüsseln und Signaturen</text:p>
          </table:table-cell>
          <table:table-cell>
            <text:p/>
          </table:table-cell>
          <table:table-cell>
            <text:p>07</text:p>
          </table:table-cell>
          <table:table-cell>
            <text:p>20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ablo2001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Bernhard Bablok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Linux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10 - 11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80 Prozent Java</text:p>
          </table:table-cell>
          <table:table-cell>
            <text:p/>
          </table:table-cell>
          <table:table-cell>
            <text:p>06</text:p>
          </table:table-cell>
          <table:table-cell>
            <text:p>200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ablo2001a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Bernhard Bablok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Linux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56 - 16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offe-Shop - Auskunft, wo ist mein Objekt?</text:p>
          </table:table-cell>
          <table:table-cell>
            <text:p/>
          </table:table-cell>
          <table:table-cell>
            <text:p>1</text:p>
          </table:table-cell>
          <table:table-cell>
            <text:p>200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ablo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Bablok, Bernhard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Linux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17 - 11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rstkontakt mit dem User - Eclipse Richt Client Platform als Basis für eigene Anwendungen - Teil 2</text:p>
          </table:table-cell>
          <table:table-cell>
            <text:p/>
          </table:table-cell>
          <table:table-cell>
            <text:p>10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agerB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Jo Bager and Holger Bleich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96 - 20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tabilitätspakt - Shared Hosting Angebote für fortgeschrittene Webanwendungen</text:p>
          </table:table-cell>
          <table:table-cell>
            <text:p/>
          </table:table-cell>
          <table:table-cell>
            <text:p>7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agna2001</text:p>
          </table:table-cell>
          <table:table-cell>
            <text:p>1</text:p>
          </table:table-cell>
          <table:table-cell>
            <text:p/>
          </table:table-cell>
          <table:table-cell>
            <text:p/>
          </table:table-cell>
          <table:table-cell>
            <text:p>Brian Bagnal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sborne McGraw-Hill and Syngress Media, Inc.</text:p>
          </table:table-cell>
          <table:table-cell>
            <text:p/>
          </table:table-cell>
          <table:table-cell>
            <text:p/>
          </table:table-cell>
          <table:table-cell>
            <text:p>Java 2 - Sun Certified Programmer</text:p>
          </table:table-cell>
          <table:table-cell>
            <text:p/>
          </table:table-cell>
          <table:table-cell>
            <text:p/>
          </table:table-cell>
          <table:table-cell>
            <text:p>200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0-07-213208-6</text:p>
          </table:table-cell>
        </table:table-row>
        <table:table-row>
          <table:table-cell>
            <text:p>BallCEHJ2006</text:p>
          </table:table-cell>
          <table:table-cell>
            <text:p>13</text:p>
          </table:table-cell>
          <table:table-cell>
            <text:p/>
          </table:table-cell>
          <table:table-cell>
            <text:p/>
          </table:table-cell>
          <table:table-cell>
            <text:p>Jennifer Ball and
Debbie Bode Carson and
Ian Evans and
Kim Haase and
Eric Jendrock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un Microsystems, Inc.</text:p>
          </table:table-cell>
          <table:table-cell>
            <text:p/>
          </table:table-cell>
          <table:table-cell>
            <text:p>May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The Java™ EE 5 Tutorial</text:p>
          </table:table-cell>
          <table:table-cell>
            <text:p/>
          </table:table-cell>
          <table:table-cell>
            <text:p/>
          </table:table-cell>
          <table:table-cell>
            <text:p>20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arte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Oliver Bartel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64 - 16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tandard-Streit - Zwei Lager ringen um das nächstschnellere WLAN</text:p>
          </table:table-cell>
          <table:table-cell>
            <text:p/>
          </table:table-cell>
          <table:table-cell>
            <text:p>21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EA2007</text:p>
          </table:table-cell>
          <table:table-cell>
            <text:p>1</text:p>
          </table:table-cell>
          <table:table-cell>
            <text:p/>
          </table:table-cell>
          <table:table-cell>
            <text:p/>
          </table:table-cell>
          <table:table-cell>
            <text:p>BEA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EA Education Services</text:p>
          </table:table-cell>
          <table:table-cell>
            <text:p/>
          </table:table-cell>
          <table:table-cell>
            <text:p/>
          </table:table-cell>
          <table:table-cell>
            <text:p>BEA WebLogic Server 9/10: System Administration Book 1 of 2</text:p>
          </table:table-cell>
          <table:table-cell>
            <text:p/>
          </table:table-cell>
          <table:table-cell>
            <text:p>1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EA2007a</text:p>
          </table:table-cell>
          <table:table-cell>
            <text:p>1</text:p>
          </table:table-cell>
          <table:table-cell>
            <text:p/>
          </table:table-cell>
          <table:table-cell>
            <text:p/>
          </table:table-cell>
          <table:table-cell>
            <text:p>BEA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EA Education Services</text:p>
          </table:table-cell>
          <table:table-cell>
            <text:p/>
          </table:table-cell>
          <table:table-cell>
            <text:p/>
          </table:table-cell>
          <table:table-cell>
            <text:p>BEA WebLogic Server 9/10: System Administration Book 2 of 2</text:p>
          </table:table-cell>
          <table:table-cell>
            <text:p/>
          </table:table-cell>
          <table:table-cell>
            <text:p>2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EA2007b</text:p>
          </table:table-cell>
          <table:table-cell>
            <text:p>1</text:p>
          </table:table-cell>
          <table:table-cell>
            <text:p/>
          </table:table-cell>
          <table:table-cell>
            <text:p/>
          </table:table-cell>
          <table:table-cell>
            <text:p>BEA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EA Education Services</text:p>
          </table:table-cell>
          <table:table-cell>
            <text:p/>
          </table:table-cell>
          <table:table-cell>
            <text:p/>
          </table:table-cell>
          <table:table-cell>
            <text:p>BEA WebLogic Server 9.0: Developing EJBs in Eclipse Book 1 of 2</text:p>
          </table:table-cell>
          <table:table-cell>
            <text:p/>
          </table:table-cell>
          <table:table-cell>
            <text:p>1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EA2007c</text:p>
          </table:table-cell>
          <table:table-cell>
            <text:p>1</text:p>
          </table:table-cell>
          <table:table-cell>
            <text:p/>
          </table:table-cell>
          <table:table-cell>
            <text:p/>
          </table:table-cell>
          <table:table-cell>
            <text:p>BEA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EA Education Services</text:p>
          </table:table-cell>
          <table:table-cell>
            <text:p/>
          </table:table-cell>
          <table:table-cell>
            <text:p/>
          </table:table-cell>
          <table:table-cell>
            <text:p>BEA WebLogic Server 9.0: Developing EJBs in Eclipse Book 2 of 2</text:p>
          </table:table-cell>
          <table:table-cell>
            <text:p/>
          </table:table-cell>
          <table:table-cell>
            <text:p>2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EA2007d</text:p>
          </table:table-cell>
          <table:table-cell>
            <text:p>1</text:p>
          </table:table-cell>
          <table:table-cell>
            <text:p/>
          </table:table-cell>
          <table:table-cell>
            <text:p/>
          </table:table-cell>
          <table:table-cell>
            <text:p>BEA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EA Education Services</text:p>
          </table:table-cell>
          <table:table-cell>
            <text:p/>
          </table:table-cell>
          <table:table-cell>
            <text:p/>
          </table:table-cell>
          <table:table-cell>
            <text:p>BEA WebLogic Server 9.0: Developing EJBs in Eclipse Lab Guide</text:p>
          </table:table-cell>
          <table:table-cell>
            <text:p/>
          </table:table-cell>
          <table:table-cell>
            <text:p/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EA2007e</text:p>
          </table:table-cell>
          <table:table-cell>
            <text:p>1</text:p>
          </table:table-cell>
          <table:table-cell>
            <text:p/>
          </table:table-cell>
          <table:table-cell>
            <text:p/>
          </table:table-cell>
          <table:table-cell>
            <text:p>BEA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EA Education Services</text:p>
          </table:table-cell>
          <table:table-cell>
            <text:p/>
          </table:table-cell>
          <table:table-cell>
            <text:p/>
          </table:table-cell>
          <table:table-cell>
            <text:p>BEA WebLogic Server 9/10: System Administration Lab Guide</text:p>
          </table:table-cell>
          <table:table-cell>
            <text:p/>
          </table:table-cell>
          <table:table-cell>
            <text:p/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EA2008</text:p>
          </table:table-cell>
          <table:table-cell>
            <text:p>10</text:p>
          </table:table-cell>
          <table:table-cell>
            <text:p/>
          </table:table-cell>
          <table:table-cell>
            <text:p/>
          </table:table-cell>
          <table:table-cell>
            <text:p>BEA Systems, Inc.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nternet Link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-docs zum BEA Webserver Plugin</text:p>
          </table:table-cell>
          <table:table-cell>
            <text:p/>
          </table:table-cell>
          <table:table-cell>
            <text:p/>
          </table:table-cell>
          <table:table-cell>
            <text:p>2008</text:p>
          </table:table-cell>
          <table:table-cell>
            <text:p>http://e-docs.bea.com/wls/docs81/plugins/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EA2008a</text:p>
          </table:table-cell>
          <table:table-cell>
            <text:p>10</text:p>
          </table:table-cell>
          <table:table-cell>
            <text:p/>
          </table:table-cell>
          <table:table-cell>
            <text:p/>
          </table:table-cell>
          <table:table-cell>
            <text:p>BEA Systems, Inc.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nternet Link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Load Balancing for Servlets and JSPs</text:p>
          </table:table-cell>
          <table:table-cell>
            <text:p/>
          </table:table-cell>
          <table:table-cell>
            <text:p/>
          </table:table-cell>
          <table:table-cell>
            <text:p>2008</text:p>
          </table:table-cell>
          <table:table-cell>
            <text:p>http://edocs.bea.com/wls/docs81/cluster/load_balancing.html#10269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eckR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Hendrik Beck and Bernd Rück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7 - 3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Mein Name ist Hase und ich weiß Bescheid</text:p>
          </table:table-cell>
          <table:table-cell>
            <text:p/>
          </table:table-cell>
          <table:table-cell>
            <text:p>3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eranK1976</text:p>
          </table:table-cell>
          <table:table-cell>
            <text:p>1</text:p>
          </table:table-cell>
          <table:table-cell>
            <text:p>Leipzig</text:p>
          </table:table-cell>
          <table:table-cell>
            <text:p/>
          </table:table-cell>
          <table:table-cell>
            <text:p>E. Berane and H. Knor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kademische Verlagsgesellschaft Geest \&amp; Porting K.-G.</text:p>
          </table:table-cell>
          <table:table-cell>
            <text:p/>
          </table:table-cell>
          <table:table-cell>
            <text:p>Mathematik Lehrprogrammbücher Hochschulstudium</text:p>
          </table:table-cell>
          <table:table-cell>
            <text:p>Gewöhnliche Differentialgleichungen erster Ordnung</text:p>
          </table:table-cell>
          <table:table-cell>
            <text:p/>
          </table:table-cell>
          <table:table-cell>
            <text:p>6</text:p>
          </table:table-cell>
          <table:table-cell>
            <text:p>197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erar1993</text:p>
          </table:table-cell>
          <table:table-cell>
            <text:p>6</text:p>
          </table:table-cell>
          <table:table-cell>
            <text:p>Upper Saddle River, NJ, USA</text:p>
          </table:table-cell>
          <table:table-cell>
            <text:p/>
          </table:table-cell>
          <table:table-cell>
            <text:p>Edward V. Berard</text:p>
          </table:table-cell>
          <table:table-cell>
            <text:p>Essays on object-oriented software engineering</text:p>
          </table:table-cell>
          <table:table-cell>
            <text:p/>
          </table:table-cell>
          <table:table-cell>
            <text:p/>
          </table:table-cell>
          <table:table-cell>
            <text:p>Edward V. Berard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71 - 284</text:p>
          </table:table-cell>
          <table:table-cell>
            <text:p>Prentice-Hall, Inc</text:p>
          </table:table-cell>
          <table:table-cell>
            <text:p/>
          </table:table-cell>
          <table:table-cell>
            <text:p/>
          </table:table-cell>
          <table:table-cell>
            <text:p>Specifying Test Cases for Object-Oriented Software</text:p>
          </table:table-cell>
          <table:table-cell>
            <text:p/>
          </table:table-cell>
          <table:table-cell>
            <text:p>1</text:p>
          </table:table-cell>
          <table:table-cell>
            <text:p>19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0 13 288895 5</text:p>
          </table:table-cell>
        </table:table-row>
        <table:table-row>
          <table:table-cell>
            <text:p>Bien2003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Bien, Ada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52 - 5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lte Muster - J2EE Patterns, Teil 3: Patterns der Präsentationsschicht</text:p>
          </table:table-cell>
          <table:table-cell>
            <text:p/>
          </table:table-cell>
          <table:table-cell>
            <text:p>1</text:p>
          </table:table-cell>
          <table:table-cell>
            <text:p>200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ien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Adam Bie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ommunication Breakdown</text:p>
          </table:table-cell>
          <table:table-cell>
            <text:p/>
          </table:table-cell>
          <table:table-cell>
            <text:p>4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ien2007a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Bien, Ada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 welcher Client denn nun?</text:p>
          </table:table-cell>
          <table:table-cell>
            <text:p/>
          </table:table-cell>
          <table:table-cell>
            <text:p>5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ien200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Adam Bie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Spektru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8 - 1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ervices und Objekte mit Java EE 5/6</text:p>
          </table:table-cell>
          <table:table-cell>
            <text:p/>
          </table:table-cell>
          <table:table-cell>
            <text:p>1</text:p>
          </table:table-cell>
          <table:table-cell>
            <text:p>2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leic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Holger Bleich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80 - 8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bgekocht</text:p>
          </table:table-cell>
          <table:table-cell>
            <text:p/>
          </table:table-cell>
          <table:table-cell>
            <text:p>14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leulL199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Andreas Bleul and Dr. Jörn Loviscach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66 - 17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rogrammieren nach Plan - Software Engineering bändigt Entwicklungsprojekte</text:p>
          </table:table-cell>
          <table:table-cell>
            <text:p/>
          </table:table-cell>
          <table:table-cell>
            <text:p>19</text:p>
          </table:table-cell>
          <table:table-cell>
            <text:p>19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urkeC2003</text:p>
          </table:table-cell>
          <table:table-cell>
            <text:p>1</text:p>
          </table:table-cell>
          <table:table-cell>
            <text:p/>
          </table:table-cell>
          <table:table-cell>
            <text:p/>
          </table:table-cell>
          <table:table-cell>
            <text:p>Erik M. Burke and Brian M. Coyn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Mike Loukide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Ma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'Reilly</text:p>
          </table:table-cell>
          <table:table-cell>
            <text:p/>
          </table:table-cell>
          <table:table-cell>
            <text:p/>
          </table:table-cell>
          <table:table-cell>
            <text:p>Java Extreme Programming Cookbook</text:p>
          </table:table-cell>
          <table:table-cell>
            <text:p/>
          </table:table-cell>
          <table:table-cell>
            <text:p/>
          </table:table-cell>
          <table:table-cell>
            <text:p>200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0-596-00387-0</text:p>
          </table:table-cell>
        </table:table-row>
        <table:table-row>
          <table:table-cell>
            <text:p>Burkh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Burkhardt, Detlef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99 - 10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re-Warp - Deklarative Modellierung mit UML Graph</text:p>
          </table:table-cell>
          <table:table-cell>
            <text:p/>
          </table:table-cell>
          <table:table-cell>
            <text:p>3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oettcF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Böttcher, Ulrike and Frischalowski, Dirk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3 - 3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The easy way</text:p>
          </table:table-cell>
          <table:table-cell>
            <text:p/>
          </table:table-cell>
          <table:table-cell>
            <text:p>8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oettcF2006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Ulrike Böttcher and Dirk Frischalowski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1 - 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er Konfigurator</text:p>
          </table:table-cell>
          <table:table-cell>
            <text:p/>
          </table:table-cell>
          <table:table-cell>
            <text:p>1</text:p>
          </table:table-cell>
          <table:table-cell>
            <text:p>20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oettg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Christian Böttg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X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58 - 6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ruppenweise - Enterprise taugliche Linux Groupware Lösungen</text:p>
          </table:table-cell>
          <table:table-cell>
            <text:p/>
          </table:table-cell>
          <table:table-cell>
            <text:p>4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oettgG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Christian Böttger and Jan Geisbau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X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50 - 5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iergestirn - Collaboration - Lösungen für große Umgebungen</text:p>
          </table:table-cell>
          <table:table-cell>
            <text:p/>
          </table:table-cell>
          <table:table-cell>
            <text:p>4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Corne1999</text:p>
          </table:table-cell>
          <table:table-cell>
            <text:p>10</text:p>
          </table:table-cell>
          <table:table-cell>
            <text:p/>
          </table:table-cell>
          <table:table-cell>
            <text:p/>
          </table:table-cell>
          <table:table-cell>
            <text:p>Cornelsen, Berl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D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Windows 95, Mac OS 7.5.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eitalter der Industrialisierung</text:p>
          </table:table-cell>
          <table:table-cell>
            <text:p/>
          </table:table-cell>
          <table:table-cell>
            <text:p/>
          </table:table-cell>
          <table:table-cell>
            <text:p>199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-464-90949-2</text:p>
          </table:table-cell>
        </table:table-row>
        <table:table-row>
          <table:table-cell>
            <text:p>Falk2006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Alessandro Costa and Falk Hartman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61 - 6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Lesen und Schreiben von XML Dokumenten mit dem Streaming API for XML (StAX)</text:p>
          </table:table-cell>
          <table:table-cell>
            <text:p/>
          </table:table-cell>
          <table:table-cell>
            <text:p>7</text:p>
          </table:table-cell>
          <table:table-cell>
            <text:p>20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Demol200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Markus Demolsky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80 - 8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Mule - Open Source ESB</text:p>
          </table:table-cell>
          <table:table-cell>
            <text:p/>
          </table:table-cell>
          <table:table-cell>
            <text:p>5</text:p>
          </table:table-cell>
          <table:table-cell>
            <text:p>2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Diedr2003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Dr. Oliver Diedrich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88 - 1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Unterbau - Handreichungen zur Linux-Systemkonfiguration</text:p>
          </table:table-cell>
          <table:table-cell>
            <text:p/>
          </table:table-cell>
          <table:table-cell>
            <text:p>17</text:p>
          </table:table-cell>
          <table:table-cell>
            <text:p>200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DulfeI2006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Christian Dulfer and Luigi Lo Iacon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90 - 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rofessionelle GUIS - mit JGoddies Forms</text:p>
          </table:table-cell>
          <table:table-cell>
            <text:p/>
          </table:table-cell>
          <table:table-cell>
            <text:p>12</text:p>
          </table:table-cell>
          <table:table-cell>
            <text:p>20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EhrigET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Karsten Ehrig and Claudia Ermel and Gabriele Taentz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bjektSpektru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1-3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rstellung eines grafischen Editor Plugin Ins mit Eclipse EMF und GEF</text:p>
          </table:table-cell>
          <table:table-cell>
            <text:p/>
          </table:table-cell>
          <table:table-cell>
            <text:p>2</text:p>
          </table:table-cell>
          <table:table-cell>
            <text:p>2005</text:p>
          </table:table-cell>
          <table:table-cell>
            <text:p>http://fts.cs.tu-berlin.de/petriedito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Endre2001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Jörg Endre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2 - 2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as Java Projekt - Professionelle Projektierung einer Java Application (Teil 1)</text:p>
          </table:table-cell>
          <table:table-cell>
            <text:p/>
          </table:table-cell>
          <table:table-cell>
            <text:p>5</text:p>
          </table:table-cell>
          <table:table-cell>
            <text:p>200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Endre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Johannes Endre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62 - 16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n Nachbars Netz</text:p>
          </table:table-cell>
          <table:table-cell>
            <text:p/>
          </table:table-cell>
          <table:table-cell>
            <text:p>16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EversRN2004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Andre Eversmann and Ulrich Reus and Willi Nüß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86 - 8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ie Suche nach der verlorenen Quelle</text:p>
          </table:table-cell>
          <table:table-cell>
            <text:p/>
          </table:table-cell>
          <table:table-cell>
            <text:p>9</text:p>
          </table:table-cell>
          <table:table-cell>
            <text:p>2004</text:p>
          </table:table-cell>
          <table:table-cell>
            <text:p>http://it-republik.de/jaxenter/artikel/Die-Suche-nach-der-verlorenen-Quelle-0609.html?save=1&amp;error=1#commentFor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Fleis200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André Fleisch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99 - 1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st Qualität messbar?</text:p>
          </table:table-cell>
          <table:table-cell>
            <text:p/>
          </table:table-cell>
          <table:table-cell>
            <text:p>5</text:p>
          </table:table-cell>
          <table:table-cell>
            <text:p>2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Fowle1997</text:p>
          </table:table-cell>
          <table:table-cell>
            <text:p>1</text:p>
          </table:table-cell>
          <table:table-cell>
            <text:p/>
          </table:table-cell>
          <table:table-cell>
            <text:p/>
          </table:table-cell>
          <table:table-cell>
            <text:p>Martin Fowl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ddison Wesley</text:p>
          </table:table-cell>
          <table:table-cell>
            <text:p/>
          </table:table-cell>
          <table:table-cell>
            <text:p/>
          </table:table-cell>
          <table:table-cell>
            <text:p>UML Distilled</text:p>
          </table:table-cell>
          <table:table-cell>
            <text:p/>
          </table:table-cell>
          <table:table-cell>
            <text:p/>
          </table:table-cell>
          <table:table-cell>
            <text:p>199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0-201-32563-2</text:p>
          </table:table-cell>
        </table:table-row>
        <table:table-row>
          <table:table-cell>
            <text:p>FreemF2004</text:p>
          </table:table-cell>
          <table:table-cell>
            <text:p>1</text:p>
          </table:table-cell>
          <table:table-cell>
            <text:p/>
          </table:table-cell>
          <table:table-cell>
            <text:p/>
          </table:table-cell>
          <table:table-cell>
            <text:p>Eric Freeman and Elisabeth Freema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Mike Loukide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'Reilly</text:p>
          </table:table-cell>
          <table:table-cell>
            <text:p/>
          </table:table-cell>
          <table:table-cell>
            <text:p/>
          </table:table-cell>
          <table:table-cell>
            <text:p>Head First - Design Pattern</text:p>
          </table:table-cell>
          <table:table-cell>
            <text:p/>
          </table:table-cell>
          <table:table-cell>
            <text:p/>
          </table:table-cell>
          <table:table-cell>
            <text:p>20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0-596-00712-4</text:p>
          </table:table-cell>
        </table:table-row>
        <table:table-row>
          <table:table-cell>
            <text:p>FreiSW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Marcus Frei and Bruno Studer and Roger Wttw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68 - 7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MIDlets ganz easy - Mobile Anwendungen mit J2ME selbst entwickeln</text:p>
          </table:table-cell>
          <table:table-cell>
            <text:p/>
          </table:table-cell>
          <table:table-cell>
            <text:p>4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Freyt199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Freytag, Asmu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78 - 18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eichen setzen - Teil 2: Unicode in der Praxis</text:p>
          </table:table-cell>
          <table:table-cell>
            <text:p/>
          </table:table-cell>
          <table:table-cell>
            <text:p>14</text:p>
          </table:table-cell>
          <table:table-cell>
            <text:p>199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Friese2006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Peter Fries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clipse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56- 5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clipseNSIS - Plugin zur Entwicklung von Installationsprogrammen</text:p>
          </table:table-cell>
          <table:table-cell>
            <text:p/>
          </table:table-cell>
          <table:table-cell>
            <text:p>6</text:p>
          </table:table-cell>
          <table:table-cell>
            <text:p>20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FritzM2000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H. Fritzsche and T. Miche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nteracting with Computers</text:p>
          </table:table-cell>
          <table:table-cell>
            <text:p>Jan</text:p>
          </table:table-cell>
          <table:table-cell>
            <text:p/>
          </table:table-cell>
          <table:table-cell>
            <text:p>3</text:p>
          </table:table-cell>
          <table:table-cell>
            <text:p/>
          </table:table-cell>
          <table:table-cell>
            <text:p>209 - 22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ormalization and proof of design guidelines within the scope of testing formally specified electronic product catalogues</text:p>
          </table:table-cell>
          <table:table-cell>
            <text:p/>
          </table:table-cell>
          <table:table-cell>
            <text:p>12</text:p>
          </table:table-cell>
          <table:table-cell>
            <text:p>20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FoehliHF2001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Föhlich, Daniel and Hubert, Martin and Frey, Christia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Spektru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60 - 6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Data Objects (JDO) im Überblick</text:p>
          </table:table-cell>
          <table:table-cell>
            <text:p/>
          </table:table-cell>
          <table:table-cell>
            <text:p>4</text:p>
          </table:table-cell>
          <table:table-cell>
            <text:p>200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GammaHJV2001</text:p>
          </table:table-cell>
          <table:table-cell>
            <text:p>1</text:p>
          </table:table-cell>
          <table:table-cell>
            <text:p/>
          </table:table-cell>
          <table:table-cell>
            <text:p/>
          </table:table-cell>
          <table:table-cell>
            <text:p>Erich Gamma and Richard Helm and Ralph Johnson and John Vlisside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ddison Wesley</text:p>
          </table:table-cell>
          <table:table-cell>
            <text:p/>
          </table:table-cell>
          <table:table-cell>
            <text:p/>
          </table:table-cell>
          <table:table-cell>
            <text:p>Design Patterns</text:p>
          </table:table-cell>
          <table:table-cell>
            <text:p/>
          </table:table-cell>
          <table:table-cell>
            <text:p/>
          </table:table-cell>
          <table:table-cell>
            <text:p>200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0201633612</text:p>
          </table:table-cell>
        </table:table-row>
        <table:table-row>
          <table:table-cell>
            <text:p>GeierT2003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Bernd Geier and Henning Twelmei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84 -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riff über die Grenze</text:p>
          </table:table-cell>
          <table:table-cell>
            <text:p/>
          </table:table-cell>
          <table:table-cell>
            <text:p>16</text:p>
          </table:table-cell>
          <table:table-cell>
            <text:p>200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Glahn2000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Kay Glah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3 - 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in ganz neues Druckerlebnis - Drucken mit der neuen Java Print API des JDK 1.2</text:p>
          </table:table-cell>
          <table:table-cell>
            <text:p/>
          </table:table-cell>
          <table:table-cell>
            <text:p>3</text:p>
          </table:table-cell>
          <table:table-cell>
            <text:p>20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Glahn2001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Kay Glah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5 - 4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M Anywhere - Virtuelle Java Maschinen auf fast jeder Plattform</text:p>
          </table:table-cell>
          <table:table-cell>
            <text:p/>
          </table:table-cell>
          <table:table-cell>
            <text:p>5</text:p>
          </table:table-cell>
          <table:table-cell>
            <text:p>200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GrafS2001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Marko Graf and Matthias Scholz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6 -3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ut abgeschnitten - Design und Implementierung von Schnittstellen</text:p>
          </table:table-cell>
          <table:table-cell>
            <text:p/>
          </table:table-cell>
          <table:table-cell>
            <text:p>5</text:p>
          </table:table-cell>
          <table:table-cell>
            <text:p>200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Grobm200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Christian Grobmei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75 - 8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SON und das goldene Vlies</text:p>
          </table:table-cell>
          <table:table-cell>
            <text:p/>
          </table:table-cell>
          <table:table-cell>
            <text:p>7</text:p>
          </table:table-cell>
          <table:table-cell>
            <text:p>2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OMG1999</text:p>
          </table:table-cell>
          <table:table-cell>
            <text:p>13</text:p>
          </table:table-cell>
          <table:table-cell>
            <text:p/>
          </table:table-cell>
          <table:table-cell>
            <text:p/>
          </table:table-cell>
          <table:table-cell>
            <text:p>Object Management Group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bject Management Group</text:p>
          </table:table-cell>
          <table:table-cell>
            <text:p/>
          </table:table-cell>
          <table:table-cell>
            <text:p>Oct.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The Common Object Request Broker: Architecture and Specification (CORBA 2.3.1 specification)</text:p>
          </table:table-cell>
          <table:table-cell>
            <text:p/>
          </table:table-cell>
          <table:table-cell>
            <text:p/>
          </table:table-cell>
          <table:table-cell>
            <text:p>1999</text:p>
          </table:table-cell>
          <table:table-cell>
            <text:p>http://cgi.omg.org/cgi-bin/doc?formal/99-10-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OMG2000</text:p>
          </table:table-cell>
          <table:table-cell>
            <text:p>13</text:p>
          </table:table-cell>
          <table:table-cell>
            <text:p/>
          </table:table-cell>
          <table:table-cell>
            <text:p/>
          </table:table-cell>
          <table:table-cell>
            <text:p>Object Management Group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bject Management Group</text:p>
          </table:table-cell>
          <table:table-cell>
            <text:p/>
          </table:table-cell>
          <table:table-cell>
            <text:p>Jan.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DL To Java Language Mapping Specification</text:p>
          </table:table-cell>
          <table:table-cell>
            <text:p/>
          </table:table-cell>
          <table:table-cell>
            <text:p/>
          </table:table-cell>
          <table:table-cell>
            <text:p>2000</text:p>
          </table:table-cell>
          <table:table-cell>
            <text:p>http://cgi.omg.org/cgi-bin/doc?ptc/2000-01-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Haar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Tobias Haa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X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20 - 1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Klar getrennt - Einsatz von Open-Source-Komponenten</text:p>
          </table:table-cell>
          <table:table-cell>
            <text:p/>
          </table:table-cell>
          <table:table-cell>
            <text:p>6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Haar200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Tobias Haa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X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flichtablieferung elektronischer Texte</text:p>
          </table:table-cell>
          <table:table-cell>
            <text:p/>
          </table:table-cell>
          <table:table-cell>
            <text:p>12</text:p>
          </table:table-cell>
          <table:table-cell>
            <text:p>2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Haar2008a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Tobias Haa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X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-Mails entsprechen verschlossenen Briefen</text:p>
          </table:table-cell>
          <table:table-cell>
            <text:p/>
          </table:table-cell>
          <table:table-cell>
            <text:p>12</text:p>
          </table:table-cell>
          <table:table-cell>
            <text:p>2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Haar2008b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Haar, Tobia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X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erkauf von Meldedaten ist erlaubt</text:p>
          </table:table-cell>
          <table:table-cell>
            <text:p/>
          </table:table-cell>
          <table:table-cell>
            <text:p>12</text:p>
          </table:table-cell>
          <table:table-cell>
            <text:p>2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Haiges2003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Haiges, Sve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3 - 2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rkarta Struts - Framework für Web-Anwendungen: Einführung in Struts</text:p>
          </table:table-cell>
          <table:table-cell>
            <text:p/>
          </table:table-cell>
          <table:table-cell>
            <text:p>10</text:p>
          </table:table-cell>
          <table:table-cell>
            <text:p>200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Haiges2003b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Haiges, Sve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1 - 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Tools zum Verstreben - Kostenlose und kommerzielle Struts-Tools im Überblick</text:p>
          </table:table-cell>
          <table:table-cell>
            <text:p/>
          </table:table-cell>
          <table:table-cell>
            <text:p>10</text:p>
          </table:table-cell>
          <table:table-cell>
            <text:p>200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Haiges2003a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Haiges, Sven and May Marce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8 - 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Modular, View, Controller - Die wichtigsten Neuerungen in Struts 1.1 im Überblick</text:p>
          </table:table-cell>
          <table:table-cell>
            <text:p/>
          </table:table-cell>
          <table:table-cell>
            <text:p>10</text:p>
          </table:table-cell>
          <table:table-cell>
            <text:p>200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Hamm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Michael Ham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X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54 - 6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unkentanz - PoE-fähige WLAN Access Points</text:p>
          </table:table-cell>
          <table:table-cell>
            <text:p/>
          </table:table-cell>
          <table:table-cell>
            <text:p>5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Hamme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Oliver-Arne Hammerste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48 - 5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2EE Classloading - Konzepte und Best Practices</text:p>
          </table:table-cell>
          <table:table-cell>
            <text:p/>
          </table:table-cell>
          <table:table-cell>
            <text:p>2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Heidemann2003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Heidemann, Oliver and Wünsch, Torste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4 - 3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ction and Go... - Mit Struts 1.1 dynamische Eingabefelder erstellen</text:p>
          </table:table-cell>
          <table:table-cell>
            <text:p/>
          </table:table-cell>
          <table:table-cell>
            <text:p>10</text:p>
          </table:table-cell>
          <table:table-cell>
            <text:p>200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Heidr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Heidrich, Joerg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7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llegale E-Mail-Filterung</text:p>
          </table:table-cell>
          <table:table-cell>
            <text:p/>
          </table:table-cell>
          <table:table-cell>
            <text:p>4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Heidr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Joerg Heidrich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5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ost modern - Neues Gesetz verlangt Pflichtangaben in E-Mails</text:p>
          </table:table-cell>
          <table:table-cell>
            <text:p/>
          </table:table-cell>
          <table:table-cell>
            <text:p>4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Heinlein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Peer Heinle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Linux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2 - 3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acharbeiten mit Verstand - Imap verstehen</text:p>
          </table:table-cell>
          <table:table-cell>
            <text:p/>
          </table:table-cell>
          <table:table-cell>
            <text:p>6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HelleR2003</text:p>
          </table:table-cell>
          <table:table-cell>
            <text:p>1</text:p>
          </table:table-cell>
          <table:table-cell>
            <text:p/>
          </table:table-cell>
          <table:table-cell>
            <text:p/>
          </table:table-cell>
          <table:table-cell>
            <text:p>Philip Heller and Simon Roberts</text:p>
          </table:table-cell>
          <table:table-cell>
            <text:p/>
          </table:table-cell>
          <table:table-cell>
            <text:p/>
          </table:table-cell>
          <table:table-cell>
            <text:p>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ybex</text:p>
          </table:table-cell>
          <table:table-cell>
            <text:p/>
          </table:table-cell>
          <table:table-cell>
            <text:p/>
          </table:table-cell>
          <table:table-cell>
            <text:p>Complete Java 2 Certification</text:p>
          </table:table-cell>
          <table:table-cell>
            <text:p/>
          </table:table-cell>
          <table:table-cell>
            <text:p/>
          </table:table-cell>
          <table:table-cell>
            <text:p>200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0-7821-4419-5</text:p>
          </table:table-cell>
        </table:table-row>
        <table:table-row>
          <table:table-cell>
            <text:p>HenniS200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Manfred Hennig and Heiko Seeberg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Spektru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9 - 2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inführung in den Extension Point Mechanismus von Eclipse</text:p>
          </table:table-cell>
          <table:table-cell>
            <text:p/>
          </table:table-cell>
          <table:table-cell>
            <text:p>1</text:p>
          </table:table-cell>
          <table:table-cell>
            <text:p>2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Heuer2000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Heuer, Ren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6 - 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Mathe interaktiv</text:p>
          </table:table-cell>
          <table:table-cell>
            <text:p/>
          </table:table-cell>
          <table:table-cell>
            <text:p>11</text:p>
          </table:table-cell>
          <table:table-cell>
            <text:p>2000</text:p>
          </table:table-cell>
          <table:table-cell>
            <text:p>http://it-republik.de/zonen/magazine/ausgaben/psfile/source_file/58/mathe3c998dedc1cdf.zip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Hohpe2006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Gregor Hohp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Spektru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8 - 2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rogrammieren ohne Stack: Ereignis-getriebene Architekturen</text:p>
          </table:table-cell>
          <table:table-cell>
            <text:p/>
          </table:table-cell>
          <table:table-cell>
            <text:p>2</text:p>
          </table:table-cell>
          <table:table-cell>
            <text:p>20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HojaH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Jens Hoja and Marcus Hoja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91 - 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tarker Kaffee - Expresso Struts-basierendes Framework</text:p>
          </table:table-cell>
          <table:table-cell>
            <text:p/>
          </table:table-cell>
          <table:table-cell>
            <text:p>4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Holle200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Nestor Alvarez y Hollestell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8 - 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rogrammierung mit Java-3D</text:p>
          </table:table-cell>
          <table:table-cell>
            <text:p/>
          </table:table-cell>
          <table:table-cell>
            <text:p>10</text:p>
          </table:table-cell>
          <table:table-cell>
            <text:p>2008</text:p>
          </table:table-cell>
          <table:table-cell>
            <text:p>https://java3d.dev.java.net/binary-builds.htm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Holub2000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Andreas Holubek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9 - 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Hinter den Kulissen - Java Network Launcher Protocol und WebStart im Detail</text:p>
          </table:table-cell>
          <table:table-cell>
            <text:p/>
          </table:table-cell>
          <table:table-cell>
            <text:p>11</text:p>
          </table:table-cell>
          <table:table-cell>
            <text:p>20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Holub2000a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Andreas Holubek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5 - 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er Name des Objekte - Das JNDI API in der Praxis</text:p>
          </table:table-cell>
          <table:table-cell>
            <text:p/>
          </table:table-cell>
          <table:table-cell>
            <text:p>2</text:p>
          </table:table-cell>
          <table:table-cell>
            <text:p>20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Holub2001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Andreas Holubek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6 - 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bjekte aufbewahren - Persistenz zum Nulltarif: Kurz- und Langzeitpersistenz mit Java</text:p>
          </table:table-cell>
          <table:table-cell>
            <text:p/>
          </table:table-cell>
          <table:table-cell>
            <text:p>5</text:p>
          </table:table-cell>
          <table:table-cell>
            <text:p>200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Holub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Andreas Holubek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3 - 2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OA real</text:p>
          </table:table-cell>
          <table:table-cell>
            <text:p/>
          </table:table-cell>
          <table:table-cell>
            <text:p>4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Hooge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Sander Hoogendoor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bjektSpektru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9 - 4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ntwurfsmuster für Referenzen</text:p>
          </table:table-cell>
          <table:table-cell>
            <text:p/>
          </table:table-cell>
          <table:table-cell>
            <text:p>2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Haeder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Paul Häd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92-9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Modularisierung von Crosscutting Concerns mit Closures - Closures im Querschnitt</text:p>
          </table:table-cell>
          <table:table-cell>
            <text:p/>
          </table:table-cell>
          <table:table-cell>
            <text:p>7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Hoelle2004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Jürgen Höll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54 - 6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ie Rückkehr der POJOs - Das Spring-Framework: leichtgewichtiges Komponentenodell als Alternative zu EJB</text:p>
          </table:table-cell>
          <table:table-cell>
            <text:p/>
          </table:table-cell>
          <table:table-cell>
            <text:p>9</text:p>
          </table:table-cell>
          <table:table-cell>
            <text:p>20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HuelseC2004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Rupert Hülsey and Sven Claa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6 - 4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lles kommt im Kopf zusammen - Macromedia Flex Rich Client Frontends für Unternehmensanwendunge</text:p>
          </table:table-cell>
          <table:table-cell>
            <text:p/>
          </table:table-cell>
          <table:table-cell>
            <text:p>12</text:p>
          </table:table-cell>
          <table:table-cell>
            <text:p>2004</text:p>
          </table:table-cell>
          <table:table-cell>
            <text:p>http://www.adobe.com/de/products/flex/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Huette200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Michael Hütterman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6 - 2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olyglot - Programming</text:p>
          </table:table-cell>
          <table:table-cell>
            <text:p/>
          </table:table-cell>
          <table:table-cell>
            <text:p>6</text:p>
          </table:table-cell>
          <table:table-cell>
            <text:p>2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Ihns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Oliver Ihn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60 - 6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o einfach kann eine Komponente sein - Mit EJB 3.0 zurück zu POJO/POJI</text:p>
          </table:table-cell>
          <table:table-cell>
            <text:p/>
          </table:table-cell>
          <table:table-cell>
            <text:p>3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Jandr200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Philipp Jandrisevit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68 - 7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oIP und IMS selbstgemacht</text:p>
          </table:table-cell>
          <table:table-cell>
            <text:p/>
          </table:table-cell>
          <table:table-cell>
            <text:p>7</text:p>
          </table:table-cell>
          <table:table-cell>
            <text:p>2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Java-2005</text:p>
          </table:table-cell>
          <table:table-cell>
            <text:p>10</text:p>
          </table:table-cell>
          <table:table-cell>
            <text:p/>
          </table:table-cell>
          <table:table-cell>
            <text:p/>
          </table:table-cell>
          <table:table-cell>
            <text:p>Java-Source.ne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nternet</text:p>
          </table:table-cell>
          <table:table-cell>
            <text:p/>
          </table:table-cell>
          <table:table-cell>
            <text:p/>
          </table:table-cell>
          <table:table-cell>
            <text:p>1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pen Source Content Management Systems (CMS) in Java</text:p>
          </table:table-cell>
          <table:table-cell>
            <text:p/>
          </table:table-cell>
          <table:table-cell>
            <text:p/>
          </table:table-cell>
          <table:table-cell>
            <text:p>2005</text:p>
          </table:table-cell>
          <table:table-cell>
            <text:p>http://java-source.net/open-source/content-management-system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KamanG200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Thorsten Kamann and Martin Groh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65 - 6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Webtests mit Selenium, Groovy, TestNG und Maven</text:p>
          </table:table-cell>
          <table:table-cell>
            <text:p/>
          </table:table-cell>
          <table:table-cell>
            <text:p>8</text:p>
          </table:table-cell>
          <table:table-cell>
            <text:p>2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Kaps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Reiko Kap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9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endemast für Firefox</text:p>
          </table:table-cell>
          <table:table-cell>
            <text:p/>
          </table:table-cell>
          <table:table-cell>
            <text:p>21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Karg2004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Karg, Marku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69 - 7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Write once, Deploy anywhere</text:p>
          </table:table-cell>
          <table:table-cell>
            <text:p/>
          </table:table-cell>
          <table:table-cell>
            <text:p>4</text:p>
          </table:table-cell>
          <table:table-cell>
            <text:p>20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Kaste1990</text:p>
          </table:table-cell>
          <table:table-cell>
            <text:p>1</text:p>
          </table:table-cell>
          <table:table-cell>
            <text:p/>
          </table:table-cell>
          <table:table-cell>
            <text:p/>
          </table:table-cell>
          <table:table-cell>
            <text:p>U. Kasten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R. Oldenbourg Verlag</text:p>
          </table:table-cell>
          <table:table-cell>
            <text:p/>
          </table:table-cell>
          <table:table-cell>
            <text:p/>
          </table:table-cell>
          <table:table-cell>
            <text:p>Übersetzerbau</text:p>
          </table:table-cell>
          <table:table-cell>
            <text:p/>
          </table:table-cell>
          <table:table-cell>
            <text:p/>
          </table:table-cell>
          <table:table-cell>
            <text:p>199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Kaufm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Noogie C. Kaufman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0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reifahrschein für Un-CDs - Verfassungsbeschwerde zu Kopierschutz abgewiesen</text:p>
          </table:table-cell>
          <table:table-cell>
            <text:p/>
          </table:table-cell>
          <table:table-cell>
            <text:p>21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Kerpe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Claus Kerpe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0 - 3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Mail mir mal - Überblick über das Java Mail API</text:p>
          </table:table-cell>
          <table:table-cell>
            <text:p/>
          </table:table-cell>
          <table:table-cell>
            <text:p>2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Kerpe2005a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Kerpen, Clau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5 - 2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Message in a bottle - Einführung in Java Message Service (JMS)</text:p>
          </table:table-cell>
          <table:table-cell>
            <text:p/>
          </table:table-cell>
          <table:table-cell>
            <text:p>3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Kiesl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Thomas Kies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95 - 10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Helles Licht am Himmel - Flash und Java: verschiedene Wege für die Kommunikation zwischen Flash und Java</text:p>
          </table:table-cell>
          <table:table-cell>
            <text:p/>
          </table:table-cell>
          <table:table-cell>
            <text:p>5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King2001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Thomas King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Linux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06 - 10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Richtig anklopfen - LDAP Workshop</text:p>
          </table:table-cell>
          <table:table-cell>
            <text:p/>
          </table:table-cell>
          <table:table-cell>
            <text:p>6</text:p>
          </table:table-cell>
          <table:table-cell>
            <text:p>200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King2001a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Thomas King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19 - 1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Noch mal richtig anklopfen - LDAP Workshop (2)</text:p>
          </table:table-cell>
          <table:table-cell>
            <text:p/>
          </table:table-cell>
          <table:table-cell>
            <text:p>8</text:p>
          </table:table-cell>
          <table:table-cell>
            <text:p>200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Klein2006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Torsten Kleinz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64 - 16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reie Netze auf eigene Gefahr</text:p>
          </table:table-cell>
          <table:table-cell>
            <text:p/>
          </table:table-cell>
          <table:table-cell>
            <text:p>23</text:p>
          </table:table-cell>
          <table:table-cell>
            <text:p>2006</text:p>
          </table:table-cell>
          <table:table-cell>
            <text:p>http://www.lampmannbehn.de/wlan.htm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Klingenberg2006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Thomas Klingenberg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87 - 9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Tante Emma behält den Überblick - Entwickeln nach dem V-Modell XT</text:p>
          </table:table-cell>
          <table:table-cell>
            <text:p/>
          </table:table-cell>
          <table:table-cell>
            <text:p>5</text:p>
          </table:table-cell>
          <table:table-cell>
            <text:p>20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Knuth1962</text:p>
          </table:table-cell>
          <table:table-cell>
            <text:p>6</text:p>
          </table:table-cell>
          <table:table-cell>
            <text:p/>
          </table:table-cell>
          <table:table-cell>
            <text:p/>
          </table:table-cell>
          <table:table-cell>
            <text:p>Donald Knuth</text:p>
          </table:table-cell>
          <table:table-cell>
            <text:p>Communication of the AC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09 - 21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The Calculation of Ester</text:p>
          </table:table-cell>
          <table:table-cell>
            <text:p/>
          </table:table-cell>
          <table:table-cell>
            <text:p>5</text:p>
          </table:table-cell>
          <table:table-cell>
            <text:p>196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Kofle200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Peter Kofl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Spektru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0 - 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Tägliche Code-Analyse mit PMD</text:p>
          </table:table-cell>
          <table:table-cell>
            <text:p/>
          </table:table-cell>
          <table:table-cell>
            <text:p>1</text:p>
          </table:table-cell>
          <table:table-cell>
            <text:p>2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Kopp1988</text:p>
          </table:table-cell>
          <table:table-cell>
            <text:p>1</text:p>
          </table:table-cell>
          <table:table-cell>
            <text:p/>
          </table:table-cell>
          <table:table-cell>
            <text:p/>
          </table:table-cell>
          <table:table-cell>
            <text:p>H. Kopp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arl Hanser Verlag</text:p>
          </table:table-cell>
          <table:table-cell>
            <text:p/>
          </table:table-cell>
          <table:table-cell>
            <text:p/>
          </table:table-cell>
          <table:table-cell>
            <text:p>Compilerbau: Grundlagen, Methoden, Werkzeuge</text:p>
          </table:table-cell>
          <table:table-cell>
            <text:p/>
          </table:table-cell>
          <table:table-cell>
            <text:p/>
          </table:table-cell>
          <table:table-cell>
            <text:p>198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Korn2004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Korn, Wolfgang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9 - 2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Telefongeflüster - Integration von Telefonie und Java Anwendungen (Teil1)</text:p>
          </table:table-cell>
          <table:table-cell>
            <text:p/>
          </table:table-cell>
          <table:table-cell>
            <text:p>12</text:p>
          </table:table-cell>
          <table:table-cell>
            <text:p>20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Krass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Martin Krass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42 -4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eschützte Objekte - Instanzbasierte Zugriffskontrolle: Architekturkonzepte und Implementierung</text:p>
          </table:table-cell>
          <table:table-cell>
            <text:p/>
          </table:table-cell>
          <table:table-cell>
            <text:p>7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Kraus199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Oliver Krau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12 - 3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mmer wieder Sonntag</text:p>
          </table:table-cell>
          <table:table-cell>
            <text:p/>
          </table:table-cell>
          <table:table-cell>
            <text:p>15</text:p>
          </table:table-cell>
          <table:table-cell>
            <text:p>199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Kraus1997a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Kraus, Oliv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12 - 3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mmer wieder Sonntag - Algorithmen zur Datumsberechnung</text:p>
          </table:table-cell>
          <table:table-cell>
            <text:p/>
          </table:table-cell>
          <table:table-cell>
            <text:p>15</text:p>
          </table:table-cell>
          <table:table-cell>
            <text:p>199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KreftL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Klaus Kreft and Angelika Lang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Spektru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56 - 6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oncurrency Utilities in Java 5.0 - Teil 3: Threadpools</text:p>
          </table:table-cell>
          <table:table-cell>
            <text:p/>
          </table:table-cell>
          <table:table-cell>
            <text:p>3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Kreft200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Klaus Kreft and Angelika Lang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06 - 1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as Java-Memory - Modell im Überblick</text:p>
          </table:table-cell>
          <table:table-cell>
            <text:p/>
          </table:table-cell>
          <table:table-cell>
            <text:p>9</text:p>
          </table:table-cell>
          <table:table-cell>
            <text:p>2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KreftL200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Kreft, Klaus and Langer, Angelika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09 - 11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-Memory - Modell: Die Kosten der Synchronisation</text:p>
          </table:table-cell>
          <table:table-cell>
            <text:p/>
          </table:table-cell>
          <table:table-cell>
            <text:p>10</text:p>
          </table:table-cell>
          <table:table-cell>
            <text:p>2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Kreft2009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Kreft, Klaus and Langer, Angelika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8 - 3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efahren von aggressiver Optimierung</text:p>
          </table:table-cell>
          <table:table-cell>
            <text:p/>
          </table:table-cell>
          <table:table-cell>
            <text:p>7</text:p>
          </table:table-cell>
          <table:table-cell>
            <text:p>200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KreftL2009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Kreft, Klaus and Langer, Angelika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1 - 2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Regeln für die Verwendung von volatile</text:p>
          </table:table-cell>
          <table:table-cell>
            <text:p/>
          </table:table-cell>
          <table:table-cell>
            <text:p>1</text:p>
          </table:table-cell>
          <table:table-cell>
            <text:p>200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Kreuss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Peter Kreuße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Linux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52 - 5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Leicht und doch stabil - Interaktive Internetanwendungen mit Openlaszlo</text:p>
          </table:table-cell>
          <table:table-cell>
            <text:p/>
          </table:table-cell>
          <table:table-cell>
            <text:p>02</text:p>
          </table:table-cell>
          <table:table-cell>
            <text:p>2007</text:p>
          </table:table-cell>
          <table:table-cell>
            <text:p>http://www.openlaszlo.org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Kundl2006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Heiko Kundlacz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X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76 - 7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Umgebaut - Maven 2: Build-Tool mit neuer Architektur</text:p>
          </table:table-cell>
          <table:table-cell>
            <text:p/>
          </table:table-cell>
          <table:table-cell>
            <text:p>2</text:p>
          </table:table-cell>
          <table:table-cell>
            <text:p>20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Lai1992</text:p>
          </table:table-cell>
          <table:table-cell>
            <text:p>1</text:p>
          </table:table-cell>
          <table:table-cell>
            <text:p/>
          </table:table-cell>
          <table:table-cell>
            <text:p/>
          </table:table-cell>
          <table:table-cell>
            <text:p>Xuejia Lai</text:p>
          </table:table-cell>
          <table:table-cell>
            <text:p/>
          </table:table-cell>
          <table:table-cell>
            <text:p/>
          </table:table-cell>
          <table:table-cell>
            <text:p>V.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Hartung Gorre Verlag</text:p>
          </table:table-cell>
          <table:table-cell>
            <text:p/>
          </table:table-cell>
          <table:table-cell>
            <text:p>ETH Series in Information Processing</text:p>
          </table:table-cell>
          <table:table-cell>
            <text:p>On the Design and Security of Block Ciphers</text:p>
          </table:table-cell>
          <table:table-cell>
            <text:p/>
          </table:table-cell>
          <table:table-cell>
            <text:p/>
          </table:table-cell>
          <table:table-cell>
            <text:p>199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Lampm2006</text:p>
          </table:table-cell>
          <table:table-cell>
            <text:p>10</text:p>
          </table:table-cell>
          <table:table-cell>
            <text:p/>
          </table:table-cell>
          <table:table-cell>
            <text:p/>
          </table:table-cell>
          <table:table-cell>
            <text:p>Arno Lampman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nternet Link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Unverschlüsseltes WLAN kann teuer werden! - Gericht bejaht Störerhaftung</text:p>
          </table:table-cell>
          <table:table-cell>
            <text:p/>
          </table:table-cell>
          <table:table-cell>
            <text:p/>
          </table:table-cell>
          <table:table-cell>
            <text:p>2006</text:p>
          </table:table-cell>
          <table:table-cell>
            <text:p>http://www.lampmannbehn.de/wlan.htm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Langer2004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Langer, Angelika and Kreft, Klau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6 - 2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pracherweiterung - Die Sprachmittel und eine Implementierung von Java Generics</text:p>
          </table:table-cell>
          <table:table-cell>
            <text:p/>
          </table:table-cell>
          <table:table-cell>
            <text:p>4</text:p>
          </table:table-cell>
          <table:table-cell>
            <text:p>20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Leute2008</text:p>
          </table:table-cell>
          <table:table-cell>
            <text:p>10</text:p>
          </table:table-cell>
          <table:table-cell>
            <text:p/>
          </table:table-cell>
          <table:table-cell>
            <text:p/>
          </table:table-cell>
          <table:table-cell>
            <text:p>diverse Leu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nternet Link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luster</text:p>
          </table:table-cell>
          <table:table-cell>
            <text:p/>
          </table:table-cell>
          <table:table-cell>
            <text:p/>
          </table:table-cell>
          <table:table-cell>
            <text:p>2008</text:p>
          </table:table-cell>
          <table:table-cell>
            <text:p>http://de.wikipedia.org/wiki/Clust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Leute2008a</text:p>
          </table:table-cell>
          <table:table-cell>
            <text:p>10</text:p>
          </table:table-cell>
          <table:table-cell>
            <text:p/>
          </table:table-cell>
          <table:table-cell>
            <text:p/>
          </table:table-cell>
          <table:table-cell>
            <text:p>diverse Leu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nternet Link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omputercluster</text:p>
          </table:table-cell>
          <table:table-cell>
            <text:p/>
          </table:table-cell>
          <table:table-cell>
            <text:p/>
          </table:table-cell>
          <table:table-cell>
            <text:p>2008</text:p>
          </table:table-cell>
          <table:table-cell>
            <text:p>http://de.wikipedia.org/wiki/Computerclust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Leute2008b</text:p>
          </table:table-cell>
          <table:table-cell>
            <text:p>10</text:p>
          </table:table-cell>
          <table:table-cell>
            <text:p/>
          </table:table-cell>
          <table:table-cell>
            <text:p/>
          </table:table-cell>
          <table:table-cell>
            <text:p>diverse Leu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nternet Link</text:p>
          </table:table-cell>
          <table:table-cell>
            <text:p/>
          </table:table-cell>
          <table:table-cell>
            <text:p/>
          </table:table-cell>
          <table:table-cell>
            <text:p>Aug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EST - Homepage</text:p>
          </table:table-cell>
          <table:table-cell>
            <text:p/>
          </table:table-cell>
          <table:table-cell>
            <text:p/>
          </table:table-cell>
          <table:table-cell>
            <text:p>2008</text:p>
          </table:table-cell>
          <table:table-cell>
            <text:p>http://fest.easytesting.org/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Liebi2006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Stefan Liebig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94 - 9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mart Clients, Teil 5 - Softwareaktualisierung im Smart-Client-Umfeld</text:p>
          </table:table-cell>
          <table:table-cell>
            <text:p/>
          </table:table-cell>
          <table:table-cell>
            <text:p>12</text:p>
          </table:table-cell>
          <table:table-cell>
            <text:p>20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Limay2005</text:p>
          </table:table-cell>
          <table:table-cell>
            <text:p>10</text:p>
          </table:table-cell>
          <table:table-cell>
            <text:p/>
          </table:table-cell>
          <table:table-cell>
            <text:p/>
          </table:table-cell>
          <table:table-cell>
            <text:p>Bahar Limay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nternet Link</text:p>
          </table:table-cell>
          <table:table-cell>
            <text:p/>
          </table:table-cell>
          <table:table-cell>
            <text:p/>
          </table:table-cell>
          <table:table-cell>
            <text:p>Oc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Writing Classpath-less J2EE Clients...</text:p>
          </table:table-cell>
          <table:table-cell>
            <text:p/>
          </table:table-cell>
          <table:table-cell>
            <text:p/>
          </table:table-cell>
          <table:table-cell>
            <text:p>2005</text:p>
          </table:table-cell>
          <table:table-cell>
            <text:p>http://java.sys-con.com/node/4768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LindhY1999</text:p>
          </table:table-cell>
          <table:table-cell>
            <text:p>1</text:p>
          </table:table-cell>
          <table:table-cell>
            <text:p/>
          </table:table-cell>
          <table:table-cell>
            <text:p/>
          </table:table-cell>
          <table:table-cell>
            <text:p>Tim Lindholm and Frank Yellin</text:p>
          </table:table-cell>
          <table:table-cell>
            <text:p/>
          </table:table-cell>
          <table:table-cell>
            <text:p/>
          </table:table-cell>
          <table:table-cell>
            <text:p>2nd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ddison Wesley</text:p>
          </table:table-cell>
          <table:table-cell>
            <text:p/>
          </table:table-cell>
          <table:table-cell>
            <text:p/>
          </table:table-cell>
          <table:table-cell>
            <text:p>The Java Virtual Machine Specification</text:p>
          </table:table-cell>
          <table:table-cell>
            <text:p/>
          </table:table-cell>
          <table:table-cell>
            <text:p/>
          </table:table-cell>
          <table:table-cell>
            <text:p>199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LoepeJO1987</text:p>
          </table:table-cell>
          <table:table-cell>
            <text:p>1</text:p>
          </table:table-cell>
          <table:table-cell>
            <text:p>Berlin</text:p>
          </table:table-cell>
          <table:table-cell>
            <text:p/>
          </table:table-cell>
          <table:table-cell>
            <text:p>H. Loeper and H.-J. Jäkel and W. Ott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kademie-Verlag</text:p>
          </table:table-cell>
          <table:table-cell>
            <text:p/>
          </table:table-cell>
          <table:table-cell>
            <text:p/>
          </table:table-cell>
          <table:table-cell>
            <text:p>Compiler und Interpreter für höhere Programmiersprachen</text:p>
          </table:table-cell>
          <table:table-cell>
            <text:p/>
          </table:table-cell>
          <table:table-cell>
            <text:p/>
          </table:table-cell>
          <table:table-cell>
            <text:p>198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Lohme2006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Sebastian Lohmei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>Author ist Schüler</text:p>
          </table:table-cell>
          <table:table-cell>
            <text:p/>
          </table:table-cell>
          <table:table-cell>
            <text:p/>
          </table:table-cell>
          <table:table-cell>
            <text:p>92 - 9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erteilte Systeme entwickeln mit Jini, Teil 2</text:p>
          </table:table-cell>
          <table:table-cell>
            <text:p/>
          </table:table-cell>
          <table:table-cell>
            <text:p>7</text:p>
          </table:table-cell>
          <table:table-cell>
            <text:p>20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Lovis199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Dr. Jörn Loviscach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56 - 16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bsturzgefahr - Die Bug-Story</text:p>
          </table:table-cell>
          <table:table-cell>
            <text:p/>
          </table:table-cell>
          <table:table-cell>
            <text:p>19</text:p>
          </table:table-cell>
          <table:table-cell>
            <text:p>19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Maas1992</text:p>
          </table:table-cell>
          <table:table-cell>
            <text:p>1</text:p>
          </table:table-cell>
          <table:table-cell>
            <text:p/>
          </table:table-cell>
          <table:table-cell>
            <text:p/>
          </table:table-cell>
          <table:table-cell>
            <text:p>Herbert Maa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erlag A. Hofmann</text:p>
          </table:table-cell>
          <table:table-cell>
            <text:p/>
          </table:table-cell>
          <table:table-cell>
            <text:p/>
          </table:table-cell>
          <table:table-cell>
            <text:p>Nürnberg - Geschichte und Geschichten</text:p>
          </table:table-cell>
          <table:table-cell>
            <text:p/>
          </table:table-cell>
          <table:table-cell>
            <text:p/>
          </table:table-cell>
          <table:table-cell>
            <text:p>199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-87191-032-5</text:p>
          </table:table-cell>
        </table:table-row>
        <table:table-row>
          <table:table-cell>
            <text:p>Mansm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Urs Mansman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74 - 7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as schwarze Loch - Paypal Überweisung verschwindet spurlos</text:p>
          </table:table-cell>
          <table:table-cell>
            <text:p/>
          </table:table-cell>
          <table:table-cell>
            <text:p>14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Mansm200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Urs Mansman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72 - 7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ehlschaltung - Arcor versetzt DSL Kunden</text:p>
          </table:table-cell>
          <table:table-cell>
            <text:p/>
          </table:table-cell>
          <table:table-cell>
            <text:p>1</text:p>
          </table:table-cell>
          <table:table-cell>
            <text:p>2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MaschW200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Dirk Mascher and Björn Wand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81 - 8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erverside OSGi: JEE und OSGi integrieren</text:p>
          </table:table-cell>
          <table:table-cell>
            <text:p/>
          </table:table-cell>
          <table:table-cell>
            <text:p>7</text:p>
          </table:table-cell>
          <table:table-cell>
            <text:p>2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Mathy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Frank Mathy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7 - 2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im Gepäck - Über das Deployment von Java Applets</text:p>
          </table:table-cell>
          <table:table-cell>
            <text:p/>
          </table:table-cell>
          <table:table-cell>
            <text:p>4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Massma2004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Jens Maßman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3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s werde Ton - Dem Handy Klingeltöne beibringen</text:p>
          </table:table-cell>
          <table:table-cell>
            <text:p/>
          </table:table-cell>
          <table:table-cell>
            <text:p>24</text:p>
          </table:table-cell>
          <table:table-cell>
            <text:p>20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MeyerD1997</text:p>
          </table:table-cell>
          <table:table-cell>
            <text:p>1</text:p>
          </table:table-cell>
          <table:table-cell>
            <text:p/>
          </table:table-cell>
          <table:table-cell>
            <text:p/>
          </table:table-cell>
          <table:table-cell>
            <text:p>Jon Meyer and Troy Downing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` Reilly \&amp; Associates</text:p>
          </table:table-cell>
          <table:table-cell>
            <text:p/>
          </table:table-cell>
          <table:table-cell>
            <text:p/>
          </table:table-cell>
          <table:table-cell>
            <text:p>Java Virtual Machine</text:p>
          </table:table-cell>
          <table:table-cell>
            <text:p/>
          </table:table-cell>
          <table:table-cell>
            <text:p/>
          </table:table-cell>
          <table:table-cell>
            <text:p>199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Micha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Jörg Michae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14 - 21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on Hintz und Kunz - Ein Programmpaket zur fehlertoleranten Anschriftensuche</text:p>
          </table:table-cell>
          <table:table-cell>
            <text:p/>
          </table:table-cell>
          <table:table-cell>
            <text:p>20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Minte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Stefan Minter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X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60 - 6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Messerscharf - XSLT und XPath in Version 2: viele Neuerungen</text:p>
          </table:table-cell>
          <table:table-cell>
            <text:p/>
          </table:table-cell>
          <table:table-cell>
            <text:p>8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MooreDGWV2004</text:p>
          </table:table-cell>
          <table:table-cell>
            <text:p>13</text:p>
          </table:table-cell>
          <table:table-cell>
            <text:p/>
          </table:table-cell>
          <table:table-cell>
            <text:p/>
          </table:table-cell>
          <table:table-cell>
            <text:p>Bill Moore and
David Dean and
Anna Gerber and
Gunnar Wagenknecht and
Philippe Vanderheyde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BM</text:p>
          </table:table-cell>
          <table:table-cell>
            <text:p/>
          </table:table-cell>
          <table:table-cell>
            <text:p>Ja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clipse Development using the Graphical Editing Framework and the Eclipse Modeling Framework</text:p>
          </table:table-cell>
          <table:table-cell>
            <text:p/>
          </table:table-cell>
          <table:table-cell>
            <text:p/>
          </table:table-cell>
          <table:table-cell>
            <text:p>2004</text:p>
          </table:table-cell>
          <table:table-cell>
            <text:p>http://www.redbooks.ibm.com/redpieces/pdfs/sg246303.pdf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Muehle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A. Mühlenschul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Linux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tent Pool für Open-Source-Software</text:p>
          </table:table-cell>
          <table:table-cell>
            <text:p/>
          </table:table-cell>
          <table:table-cell>
            <text:p>10</text:p>
          </table:table-cell>
          <table:table-cell>
            <text:p>2005</text:p>
          </table:table-cell>
          <table:table-cell>
            <text:p>http://web.archive.org/web/*/http://osdl.org/about_osd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Mueller2009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Florian Müll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4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Kolumne: Tour de GUI</text:p>
          </table:table-cell>
          <table:table-cell>
            <text:p/>
          </table:table-cell>
          <table:table-cell>
            <text:p>7</text:p>
          </table:table-cell>
          <table:table-cell>
            <text:p>200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Muelle1999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Oliver Müll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14 - 3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ood IDEA</text:p>
          </table:table-cell>
          <table:table-cell>
            <text:p/>
          </table:table-cell>
          <table:table-cell>
            <text:p>21</text:p>
          </table:table-cell>
          <table:table-cell>
            <text:p>1999</text:p>
          </table:table-cell>
          <table:table-cell>
            <text:p>http://www.heise.de/ct/ftp/99/21/31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Naber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Daniel Nab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96 - 19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Herr der Suche - Eigene Anwendungen mit Volltextsuche erweitern</text:p>
          </table:table-cell>
          <table:table-cell>
            <text:p/>
          </table:table-cell>
          <table:table-cell>
            <text:p>7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Nebelo2006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Ralf Nebel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00 - 2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Umstiegshilfe - OpenOffice-Makros in Basic programmieren</text:p>
          </table:table-cell>
          <table:table-cell>
            <text:p/>
          </table:table-cell>
          <table:table-cell>
            <text:p>7</text:p>
          </table:table-cell>
          <table:table-cell>
            <text:p>20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Neuma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Thomas Neuman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bjektSpektru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70 - 7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Rich Thin Clients für Web-Anwendungen</text:p>
          </table:table-cell>
          <table:table-cell>
            <text:p/>
          </table:table-cell>
          <table:table-cell>
            <text:p>1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Nitzg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Ralf Nitzge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omputerwoch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SL bietet nur scheinbar Sicherheit</text:p>
          </table:table-cell>
          <table:table-cell>
            <text:p/>
          </table:table-cell>
          <table:table-cell>
            <text:p>16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Onnen2006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Tjark Onne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>December</text:p>
          </table:table-cell>
          <table:table-cell>
            <text:p/>
          </table:table-cell>
          <table:table-cell>
            <text:p>12</text:p>
          </table:table-cell>
          <table:table-cell>
            <text:p/>
          </table:table-cell>
          <table:table-cell>
            <text:p>85 - 8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APIs for Bluetooth</text:p>
          </table:table-cell>
          <table:table-cell>
            <text:p/>
          </table:table-cell>
          <table:table-cell>
            <text:p>12</text:p>
          </table:table-cell>
          <table:table-cell>
            <text:p>20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Oster199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Klaus Osterman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68 - 17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rogrammieren mit Swing - GUI Entwicklung mit Java</text:p>
          </table:table-cell>
          <table:table-cell>
            <text:p/>
          </table:table-cell>
          <table:table-cell>
            <text:p>18</text:p>
          </table:table-cell>
          <table:table-cell>
            <text:p>19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Paga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Marco Paga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45 - 4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ntelligenter Kühlschrank</text:p>
          </table:table-cell>
          <table:table-cell>
            <text:p/>
          </table:table-cell>
          <table:table-cell>
            <text:p>3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Peinl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René Pein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84 - 18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XML hübsch gedruckt - XSL Formatting Objcts schlagen die Brücke von XML zu PDF</text:p>
          </table:table-cell>
          <table:table-cell>
            <text:p/>
          </table:table-cell>
          <table:table-cell>
            <text:p>7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Prech199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Dr. Lutz Prechel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74 - 17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er persönliche Softwareprozeß</text:p>
          </table:table-cell>
          <table:table-cell>
            <text:p/>
          </table:table-cell>
          <table:table-cell>
            <text:p>19</text:p>
          </table:table-cell>
          <table:table-cell>
            <text:p>1998</text:p>
          </table:table-cell>
          <table:table-cell>
            <text:p>http://www.ipd.uka.de/PSP/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Maven2001-2005</text:p>
          </table:table-cell>
          <table:table-cell>
            <text:p>13</text:p>
          </table:table-cell>
          <table:table-cell>
            <text:p/>
          </table:table-cell>
          <table:table-cell>
            <text:p/>
          </table:table-cell>
          <table:table-cell>
            <text:p>Apache Maven Projec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pache Software Foundatio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pache Maven Projec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Maven Documentation</text:p>
          </table:table-cell>
          <table:table-cell>
            <text:p/>
          </table:table-cell>
          <table:table-cell>
            <text:p/>
          </table:table-cell>
          <table:table-cell>
            <text:p>2001 - 2005</text:p>
          </table:table-cell>
          <table:table-cell>
            <text:p>http://maven.apache.org/guides/index.htm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Poesch2000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Pöschmann, Thoma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3 - 3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er Kanal - Socketprogrammierung in Java</text:p>
          </table:table-cell>
          <table:table-cell>
            <text:p/>
          </table:table-cell>
          <table:table-cell>
            <text:p>8</text:p>
          </table:table-cell>
          <table:table-cell>
            <text:p>20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PoeschK2000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Pöschmann, Thomas and König, Michae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2 - 40 ff.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ie Brücke am Fluss - JNI und die neue COM-Bridge am Beispiel vorgestellt</text:p>
          </table:table-cell>
          <table:table-cell>
            <text:p/>
          </table:table-cell>
          <table:table-cell>
            <text:p>8</text:p>
          </table:table-cell>
          <table:table-cell>
            <text:p>20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Raner1999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Mirko Ran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4 - 3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irtuelles Zubehör - Implementation der Java Virtual Machine (Teil 2)</text:p>
          </table:table-cell>
          <table:table-cell>
            <text:p/>
          </table:table-cell>
          <table:table-cell>
            <text:p>6</text:p>
          </table:table-cell>
          <table:table-cell>
            <text:p>199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Rittm200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Wolfram Rittmey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Spektru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6 - 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lassFish - die Grundlagen</text:p>
          </table:table-cell>
          <table:table-cell>
            <text:p/>
          </table:table-cell>
          <table:table-cell>
            <text:p>7</text:p>
          </table:table-cell>
          <table:table-cell>
            <text:p>2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Rittm2008a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Wolfram Rittmey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3 - 3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lassFish - Konfiguration und Administration</text:p>
          </table:table-cell>
          <table:table-cell>
            <text:p/>
          </table:table-cell>
          <table:table-cell>
            <text:p>8</text:p>
          </table:table-cell>
          <table:table-cell>
            <text:p>2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Roock200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Roock, Arn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96 - 9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-Mails: Fluch oder Nervensägen?</text:p>
          </table:table-cell>
          <table:table-cell>
            <text:p/>
          </table:table-cell>
          <table:table-cell>
            <text:p>12</text:p>
          </table:table-cell>
          <table:table-cell>
            <text:p>2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Rossbach2003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Roßbach, Peter and Dolibois, Frank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8 - 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ette Brüder specken ab - Rich Clients mit Canoos ULC</text:p>
          </table:table-cell>
          <table:table-cell>
            <text:p/>
          </table:table-cell>
          <table:table-cell>
            <text:p>10</text:p>
          </table:table-cell>
          <table:table-cell>
            <text:p>200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Rubas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Helmut Rubasch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40 - 4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itte annotieren Sie! - Java-Annotationen in Hibernate und JPA</text:p>
          </table:table-cell>
          <table:table-cell>
            <text:p/>
          </table:table-cell>
          <table:table-cell>
            <text:p>3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RumpeS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Dr. Bernhard Rumpe and Dr. Joachim Schmid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bjektSpektru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5 - 3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berflächen mit MDA: Beschreiben statt Programmieren</text:p>
          </table:table-cell>
          <table:table-cell>
            <text:p/>
          </table:table-cell>
          <table:table-cell>
            <text:p>2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RuppB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Florian Rupp and Dr. Christian Brande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bjektSpektru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4 -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MDA-Basierte Entwicklung von Banken-Komponenten</text:p>
          </table:table-cell>
          <table:table-cell>
            <text:p/>
          </table:table-cell>
          <table:table-cell>
            <text:p>2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Russl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Stephan Russlie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88 - 18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orfahrtregeln - Der "geschäftliche Verkehr" und die Nutzung von Domainnamen</text:p>
          </table:table-cell>
          <table:table-cell>
            <text:p/>
          </table:table-cell>
          <table:table-cell>
            <text:p>12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Roewek200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Röwekamp, Lar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6 - 2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Was lange währt, wird endlich ...</text:p>
          </table:table-cell>
          <table:table-cell>
            <text:p/>
          </table:table-cell>
          <table:table-cell>
            <text:p>12</text:p>
          </table:table-cell>
          <table:table-cell>
            <text:p>2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Ruette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Christiane Rütte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04 - 2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ignatur auf Lebenszeit - Probleme bei der Ablösung von SHA-1</text:p>
          </table:table-cell>
          <table:table-cell>
            <text:p/>
          </table:table-cell>
          <table:table-cell>
            <text:p>7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amsGK200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Bruce Sams and Benjamin Gehr and Jakob Külz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6 - 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penSSO unter der Lupe</text:p>
          </table:table-cell>
          <table:table-cell>
            <text:p/>
          </table:table-cell>
          <table:table-cell>
            <text:p>6</text:p>
          </table:table-cell>
          <table:table-cell>
            <text:p>2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ande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Jan Sander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0 - 2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icher ist sicher! - Methoden aus sicherheitskritischer Software für Java</text:p>
          </table:table-cell>
          <table:table-cell>
            <text:p/>
          </table:table-cell>
          <table:table-cell>
            <text:p>9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cheb2000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Alexander Scheb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42-4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ölker hört die Signale - Anwendungen internationalisieren</text:p>
          </table:table-cell>
          <table:table-cell>
            <text:p/>
          </table:table-cell>
          <table:table-cell>
            <text:p>3</text:p>
          </table:table-cell>
          <table:table-cell>
            <text:p>20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chmeU199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Klaus Schmeh and Dr. Hubert Uebelack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20 - 22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ufallstreffer - Kryptographisch sichere Zufallsgeneratoren</text:p>
          </table:table-cell>
          <table:table-cell>
            <text:p/>
          </table:table-cell>
          <table:table-cell>
            <text:p>14</text:p>
          </table:table-cell>
          <table:table-cell>
            <text:p>199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chmi2006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Fabian Schmied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74 - 18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es Codeklopfers Schutzhütte - Urheberrechtsfibel für Programmierer, Teil 1</text:p>
          </table:table-cell>
          <table:table-cell>
            <text:p/>
          </table:table-cell>
          <table:table-cell>
            <text:p>23</text:p>
          </table:table-cell>
          <table:table-cell>
            <text:p>20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chmi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Fabian Schmied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54 - 15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chöpfer im Dienst - Kleine Urheberrechtsfibel für Programmierer Teil 2</text:p>
          </table:table-cell>
          <table:table-cell>
            <text:p/>
          </table:table-cell>
          <table:table-cell>
            <text:p>2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chmi2007a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Schmieder, Fabia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08 - 21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reier Funk für jedermann ?</text:p>
          </table:table-cell>
          <table:table-cell>
            <text:p/>
          </table:table-cell>
          <table:table-cell>
            <text:p>7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chne1996</text:p>
          </table:table-cell>
          <table:table-cell>
            <text:p>1</text:p>
          </table:table-cell>
          <table:table-cell>
            <text:p/>
          </table:table-cell>
          <table:table-cell>
            <text:p/>
          </table:table-cell>
          <table:table-cell>
            <text:p>Bruce Schneid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ddison-Wesley</text:p>
          </table:table-cell>
          <table:table-cell>
            <text:p/>
          </table:table-cell>
          <table:table-cell>
            <text:p/>
          </table:table-cell>
          <table:table-cell>
            <text:p>Angewandte Kryptographie</text:p>
          </table:table-cell>
          <table:table-cell>
            <text:p/>
          </table:table-cell>
          <table:table-cell>
            <text:p/>
          </table:table-cell>
          <table:table-cell>
            <text:p>199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-89319-854-7</text:p>
          </table:table-cell>
        </table:table-row>
        <table:table-row>
          <table:table-cell>
            <text:p>Schulz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Holger Schulz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Spektru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44 - 4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icherer Umgang mit Zahlen und Daten</text:p>
          </table:table-cell>
          <table:table-cell>
            <text:p/>
          </table:table-cell>
          <table:table-cell>
            <text:p>6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chumK200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Schumacher, Martin and Kamann, Thorste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51 - 5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5 Continuous-Integration-Systeme im Vergleich</text:p>
          </table:table-cell>
          <table:table-cell>
            <text:p/>
          </table:table-cell>
          <table:table-cell>
            <text:p>10</text:p>
          </table:table-cell>
          <table:table-cell>
            <text:p>2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eege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Jürgen Seeg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X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06 - 1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aketkommunikation - Dedizierte Endgeräte für Voice over IP</text:p>
          </table:table-cell>
          <table:table-cell>
            <text:p/>
          </table:table-cell>
          <table:table-cell>
            <text:p>9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eide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Udo Seide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X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36 - 13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inschreiben - Browser Zertifikate verwalten</text:p>
          </table:table-cell>
          <table:table-cell>
            <text:p/>
          </table:table-cell>
          <table:table-cell>
            <text:p>06</text:p>
          </table:table-cell>
          <table:table-cell>
            <text:p>2007</text:p>
          </table:table-cell>
          <table:table-cell>
            <text:p>ftp://ftp.mozilla.org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harmSN2003</text:p>
          </table:table-cell>
          <table:table-cell>
            <text:p>1</text:p>
          </table:table-cell>
          <table:table-cell>
            <text:p/>
          </table:table-cell>
          <table:table-cell>
            <text:p/>
          </table:table-cell>
          <table:table-cell>
            <text:p>Rahul Sharma and Beth Stearn and Tony Ng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un Microsystem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ddison Wesley</text:p>
          </table:table-cell>
          <table:table-cell>
            <text:p/>
          </table:table-cell>
          <table:table-cell>
            <text:p/>
          </table:table-cell>
          <table:table-cell>
            <text:p>J2EE Connector Architecture and Enterprise Application Integration</text:p>
          </table:table-cell>
          <table:table-cell>
            <text:p/>
          </table:table-cell>
          <table:table-cell>
            <text:p/>
          </table:table-cell>
          <table:table-cell>
            <text:p>200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oftw1999</text:p>
          </table:table-cell>
          <table:table-cell>
            <text:p>10</text:p>
          </table:table-cell>
          <table:table-cell>
            <text:p/>
          </table:table-cell>
          <table:table-cell>
            <text:p/>
          </table:table-cell>
          <table:table-cell>
            <text:p>Innovative Softwar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nternet Link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bject Engineering Workbench</text:p>
          </table:table-cell>
          <table:table-cell>
            <text:p/>
          </table:table-cell>
          <table:table-cell>
            <text:p/>
          </table:table-cell>
          <table:table-cell>
            <text:p>1999</text:p>
          </table:table-cell>
          <table:table-cell>
            <text:p>http://www.isg.de/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tal200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Michael Sta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bjektSpektru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2 - 2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ine für Alle: Die Zukunft von Produktlinien</text:p>
          </table:table-cell>
          <table:table-cell>
            <text:p/>
          </table:table-cell>
          <table:table-cell>
            <text:p>4</text:p>
          </table:table-cell>
          <table:table-cell>
            <text:p>2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torm200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Ingo T. Stor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4 - 2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eschreddert statt gespeichert - Manipulierte USB-Sticks vernichten Daten</text:p>
          </table:table-cell>
          <table:table-cell>
            <text:p/>
          </table:table-cell>
          <table:table-cell>
            <text:p>1</text:p>
          </table:table-cell>
          <table:table-cell>
            <text:p>2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turm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Thorsten Stur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66 - 7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Kaffeesahne - UML2 die Änderungen aus Sicht eines Softwareentwicklers, Teil 3</text:p>
          </table:table-cell>
          <table:table-cell>
            <text:p/>
          </table:table-cell>
          <table:table-cell>
            <text:p>3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taeub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Markus Stäubl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ffenes Geheimnis - GNU Crypto Project: Verschlüsselung mit Open Source Technologie</text:p>
          </table:table-cell>
          <table:table-cell>
            <text:p/>
          </table:table-cell>
          <table:table-cell>
            <text:p>6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un1998</text:p>
          </table:table-cell>
          <table:table-cell>
            <text:p>13</text:p>
          </table:table-cell>
          <table:table-cell>
            <text:p/>
          </table:table-cell>
          <table:table-cell>
            <text:p/>
          </table:table-cell>
          <table:table-cell>
            <text:p>Sun Microsystems, Inc.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un Microsystems, Inc.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DBC 2.0 Standard Extension API (JDBC extension specification).</text:p>
          </table:table-cell>
          <table:table-cell>
            <text:p/>
          </table:table-cell>
          <table:table-cell>
            <text:p/>
          </table:table-cell>
          <table:table-cell>
            <text:p>1998</text:p>
          </table:table-cell>
          <table:table-cell>
            <text:p>http://java.sun.com/products/jdbc.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un1998a</text:p>
          </table:table-cell>
          <table:table-cell>
            <text:p>13</text:p>
          </table:table-cell>
          <table:table-cell>
            <text:p/>
          </table:table-cell>
          <table:table-cell>
            <text:p/>
          </table:table-cell>
          <table:table-cell>
            <text:p>Sun Microsystems, Inc.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un Microsystems, Inc.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essage Service, Version 1.0.2 (JMS specification)</text:p>
          </table:table-cell>
          <table:table-cell>
            <text:p/>
          </table:table-cell>
          <table:table-cell>
            <text:p/>
          </table:table-cell>
          <table:table-cell>
            <text:p>1998</text:p>
          </table:table-cell>
          <table:table-cell>
            <text:p>http://java.sun.com/products/jm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un1998b</text:p>
          </table:table-cell>
          <table:table-cell>
            <text:p>13</text:p>
          </table:table-cell>
          <table:table-cell>
            <text:p/>
          </table:table-cell>
          <table:table-cell>
            <text:p/>
          </table:table-cell>
          <table:table-cell>
            <text:p>Sun Microsystems, Inc.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un Microsystems, Inc.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Mail API Specification Version 1.1 (JavaMail specification)</text:p>
          </table:table-cell>
          <table:table-cell>
            <text:p/>
          </table:table-cell>
          <table:table-cell>
            <text:p/>
          </table:table-cell>
          <table:table-cell>
            <text:p>1998</text:p>
          </table:table-cell>
          <table:table-cell>
            <text:p>http://java.sun.com/products/javama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un1998c</text:p>
          </table:table-cell>
          <table:table-cell>
            <text:p>13</text:p>
          </table:table-cell>
          <table:table-cell>
            <text:p/>
          </table:table-cell>
          <table:table-cell>
            <text:p/>
          </table:table-cell>
          <table:table-cell>
            <text:p>Sun Microsystems, Inc.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un Microsystems, Inc.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Beans Activiation Framework Specification Version 1.0 (JAF specification)</text:p>
          </table:table-cell>
          <table:table-cell>
            <text:p/>
          </table:table-cell>
          <table:table-cell>
            <text:p/>
          </table:table-cell>
          <table:table-cell>
            <text:p>1998</text:p>
          </table:table-cell>
          <table:table-cell>
            <text:p>http://java.sun.com/beans/glasgow/jaf.htm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un2003a</text:p>
          </table:table-cell>
          <table:table-cell>
            <text:p>13</text:p>
          </table:table-cell>
          <table:table-cell>
            <text:p>Sun Microsystems, Inc. 4150 Network Circle, Santa Clara, California 95054, U.S.A.</text:p>
          </table:table-cell>
          <table:table-cell>
            <text:p/>
          </table:table-cell>
          <table:table-cell>
            <text:p>Sun Microsystems, Inc.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un Microsystems, Inc.</text:p>
          </table:table-cell>
          <table:table-cell>
            <text:p/>
          </table:table-cell>
          <table:table-cell>
            <text:p>Ju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™ 2 Platform Enterprise Edition Specification, v1.3</text:p>
          </table:table-cell>
          <table:table-cell>
            <text:p/>
          </table:table-cell>
          <table:table-cell>
            <text:p/>
          </table:table-cell>
          <table:table-cell>
            <text:p>200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un2003</text:p>
          </table:table-cell>
          <table:table-cell>
            <text:p>13</text:p>
          </table:table-cell>
          <table:table-cell>
            <text:p>Sun Microsystems, Inc. 4150 Network Circle, Santa Clara, California 95054, U.S.A.</text:p>
          </table:table-cell>
          <table:table-cell>
            <text:p/>
          </table:table-cell>
          <table:table-cell>
            <text:p>Sun Microsystems, Inc.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un Microsystems, Inc.</text:p>
          </table:table-cell>
          <table:table-cell>
            <text:p/>
          </table:table-cell>
          <table:table-cell>
            <text:p>Nov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™ 2 Platform Enterprise Edition Specification, v1.4</text:p>
          </table:table-cell>
          <table:table-cell>
            <text:p/>
          </table:table-cell>
          <table:table-cell>
            <text:p/>
          </table:table-cell>
          <table:table-cell>
            <text:p>200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un1997-1999</text:p>
          </table:table-cell>
          <table:table-cell>
            <text:p>13</text:p>
          </table:table-cell>
          <table:table-cell>
            <text:p/>
          </table:table-cell>
          <table:table-cell>
            <text:p/>
          </table:table-cell>
          <table:table-cell>
            <text:p>Sun Microsystems, Inc.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un Microsystems, Inc.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Transaction Service, Version 1.0 (JTS specification)</text:p>
          </table:table-cell>
          <table:table-cell>
            <text:p/>
          </table:table-cell>
          <table:table-cell>
            <text:p/>
          </table:table-cell>
          <table:table-cell>
            <text:p>1997-1999</text:p>
          </table:table-cell>
          <table:table-cell>
            <text:p>http://java.sun.com/products/jt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un19981999</text:p>
          </table:table-cell>
          <table:table-cell>
            <text:p>13</text:p>
          </table:table-cell>
          <table:table-cell>
            <text:p/>
          </table:table-cell>
          <table:table-cell>
            <text:p/>
          </table:table-cell>
          <table:table-cell>
            <text:p>Sun Microsystems, Inc.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un Microsystems, Inc.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Naming and Directory Interface 1.2 Specification (JNDI specification)</text:p>
          </table:table-cell>
          <table:table-cell>
            <text:p/>
          </table:table-cell>
          <table:table-cell>
            <text:p/>
          </table:table-cell>
          <table:table-cell>
            <text:p>1998, 1999</text:p>
          </table:table-cell>
          <table:table-cell>
            <text:p>http://java.sun.com/products/jndi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un19981999a</text:p>
          </table:table-cell>
          <table:table-cell>
            <text:p>13</text:p>
          </table:table-cell>
          <table:table-cell>
            <text:p/>
          </table:table-cell>
          <table:table-cell>
            <text:p/>
          </table:table-cell>
          <table:table-cell>
            <text:p>Sun Microsystems, Inc.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un Microsystems, Inc.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Transaction API, Version 1.0.1 (JTA specification)</text:p>
          </table:table-cell>
          <table:table-cell>
            <text:p/>
          </table:table-cell>
          <table:table-cell>
            <text:p/>
          </table:table-cell>
          <table:table-cell>
            <text:p>1998, 1999</text:p>
          </table:table-cell>
          <table:table-cell>
            <text:p>http://java.sun.com/products/jta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un1999-2000</text:p>
          </table:table-cell>
          <table:table-cell>
            <text:p>13</text:p>
          </table:table-cell>
          <table:table-cell>
            <text:p/>
          </table:table-cell>
          <table:table-cell>
            <text:p/>
          </table:table-cell>
          <table:table-cell>
            <text:p>Sun Microsystems, Inc.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un Microsystems, Inc.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Authentication and Authorization Service (JAAS) 1.0 (JAAS specification)</text:p>
          </table:table-cell>
          <table:table-cell>
            <text:p/>
          </table:table-cell>
          <table:table-cell>
            <text:p/>
          </table:table-cell>
          <table:table-cell>
            <text:p>1999 - 2000</text:p>
          </table:table-cell>
          <table:table-cell>
            <text:p>http://java.sun.com/products/jaa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un1999-2000a</text:p>
          </table:table-cell>
          <table:table-cell>
            <text:p>13</text:p>
          </table:table-cell>
          <table:table-cell>
            <text:p/>
          </table:table-cell>
          <table:table-cell>
            <text:p/>
          </table:table-cell>
          <table:table-cell>
            <text:p>Sun Microsystems, Inc.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un Microsystems, Inc.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2EE Connector Architecture 1.0 (Connector specification)</text:p>
          </table:table-cell>
          <table:table-cell>
            <text:p/>
          </table:table-cell>
          <table:table-cell>
            <text:p/>
          </table:table-cell>
          <table:table-cell>
            <text:p>1999-2000</text:p>
          </table:table-cell>
          <table:table-cell>
            <text:p>http://java.sun.com/j2ee/connecto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un1999-2000b</text:p>
          </table:table-cell>
          <table:table-cell>
            <text:p>13</text:p>
          </table:table-cell>
          <table:table-cell>
            <text:p/>
          </table:table-cell>
          <table:table-cell>
            <text:p/>
          </table:table-cell>
          <table:table-cell>
            <text:p>Sun Microsystems, Inc.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un Microsystems, Inc.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API for XML Parsing Version 1.0 Final Release (JAXP specification)</text:p>
          </table:table-cell>
          <table:table-cell>
            <text:p/>
          </table:table-cell>
          <table:table-cell>
            <text:p/>
          </table:table-cell>
          <table:table-cell>
            <text:p>1999-2000</text:p>
          </table:table-cell>
          <table:table-cell>
            <text:p>http://java.sun.com/xm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upp2006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Supp, Mathia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X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30 - 1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okumentenmaschine - Openoffice-API UNO mit Java nutzen</text:p>
          </table:table-cell>
          <table:table-cell>
            <text:p/>
          </table:table-cell>
          <table:table-cell>
            <text:p>3</text:p>
          </table:table-cell>
          <table:table-cell>
            <text:p>20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zyma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Szymanski, Oliv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7 - 3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GB für Knigge - Über den Java Knigge und wie man ihn (miss)verstehen kann</text:p>
          </table:table-cell>
          <table:table-cell>
            <text:p/>
          </table:table-cell>
          <table:table-cell>
            <text:p>8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Tamm199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Michael Tam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92 - 29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litzfindig - Texte schnell durchsuchen mit T-Search</text:p>
          </table:table-cell>
          <table:table-cell>
            <text:p/>
          </table:table-cell>
          <table:table-cell>
            <text:p>8</text:p>
          </table:table-cell>
          <table:table-cell>
            <text:p>199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Tanen2003</text:p>
          </table:table-cell>
          <table:table-cell>
            <text:p>1</text:p>
          </table:table-cell>
          <table:table-cell>
            <text:p/>
          </table:table-cell>
          <table:table-cell>
            <text:p/>
          </table:table-cell>
          <table:table-cell>
            <text:p>Andrew S. Tanenbaum</text:p>
          </table:table-cell>
          <table:table-cell>
            <text:p/>
          </table:table-cell>
          <table:table-cell>
            <text:p/>
          </table:table-cell>
          <table:table-cell>
            <text:p>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H PTR</text:p>
          </table:table-cell>
          <table:table-cell>
            <text:p/>
          </table:table-cell>
          <table:table-cell>
            <text:p/>
          </table:table-cell>
          <table:table-cell>
            <text:p>Computer Networks</text:p>
          </table:table-cell>
          <table:table-cell>
            <text:p/>
          </table:table-cell>
          <table:table-cell>
            <text:p/>
          </table:table-cell>
          <table:table-cell>
            <text:p>200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0-13-038488-7</text:p>
          </table:table-cell>
        </table:table-row>
        <table:table-row>
          <table:table-cell>
            <text:p>Tengi2000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Andreas Tengicki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6 - 3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Mantel der SQL-Geschichte - Eine JDBC Wrapper Klasse für kompatibles SQL</text:p>
          </table:table-cell>
          <table:table-cell>
            <text:p/>
          </table:table-cell>
          <table:table-cell>
            <text:p>11</text:p>
          </table:table-cell>
          <table:table-cell>
            <text:p>20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Thoma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Alexander Thoma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bjektSpektru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8 - 2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insatz von massgeschneiderten Codegeneratoren auf Basis des "Java Metadata Interface"</text:p>
          </table:table-cell>
          <table:table-cell>
            <text:p/>
          </table:table-cell>
          <table:table-cell>
            <text:p>2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Tilko200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Stefan Tilkov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bjektSpektru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4 - 2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REST: Die Architektur des WEB</text:p>
          </table:table-cell>
          <table:table-cell>
            <text:p/>
          </table:table-cell>
          <table:table-cell>
            <text:p>4</text:p>
          </table:table-cell>
          <table:table-cell>
            <text:p>2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Treme200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G. Treme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ita - Das Stadtmagazin</text:p>
          </table:table-cell>
          <table:table-cell>
            <text:p>April / Mai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Handwerkerleistungen - Voraussetzung der Steuerermäßigung</text:p>
          </table:table-cell>
          <table:table-cell>
            <text:p/>
          </table:table-cell>
          <table:table-cell>
            <text:p/>
          </table:table-cell>
          <table:table-cell>
            <text:p>2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Tschi1928</text:p>
          </table:table-cell>
          <table:table-cell>
            <text:p>1</text:p>
          </table:table-cell>
          <table:table-cell>
            <text:p>Berlin</text:p>
          </table:table-cell>
          <table:table-cell>
            <text:p/>
          </table:table-cell>
          <table:table-cell>
            <text:p>Jan Tschichold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ie neue Typographie</text:p>
          </table:table-cell>
          <table:table-cell>
            <text:p/>
          </table:table-cell>
          <table:table-cell>
            <text:p/>
          </table:table-cell>
          <table:table-cell>
            <text:p>192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Tschi1932</text:p>
          </table:table-cell>
          <table:table-cell>
            <text:p>1</text:p>
          </table:table-cell>
          <table:table-cell>
            <text:p>Stuttgart</text:p>
          </table:table-cell>
          <table:table-cell>
            <text:p/>
          </table:table-cell>
          <table:table-cell>
            <text:p>Jan Tschichold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Typographische Entwurfstechnik</text:p>
          </table:table-cell>
          <table:table-cell>
            <text:p/>
          </table:table-cell>
          <table:table-cell>
            <text:p/>
          </table:table-cell>
          <table:table-cell>
            <text:p>193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Tschi1988</text:p>
          </table:table-cell>
          <table:table-cell>
            <text:p>1</text:p>
          </table:table-cell>
          <table:table-cell>
            <text:p/>
          </table:table-cell>
          <table:table-cell>
            <text:p/>
          </table:table-cell>
          <table:table-cell>
            <text:p>Jan Tschichold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Maro Verlag Augsburg</text:p>
          </table:table-cell>
          <table:table-cell>
            <text:p/>
          </table:table-cell>
          <table:table-cell>
            <text:p/>
          </table:table-cell>
          <table:table-cell>
            <text:p>Erfreuliche Drucksachen durch gute Typographie - eine Fibel für jedermann</text:p>
          </table:table-cell>
          <table:table-cell>
            <text:p/>
          </table:table-cell>
          <table:table-cell>
            <text:p/>
          </table:table-cell>
          <table:table-cell>
            <text:p>198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-87512-413-8</text:p>
          </table:table-cell>
        </table:table-row>
        <table:table-row>
          <table:table-cell>
            <text:p>Tuffs2005</text:p>
          </table:table-cell>
          <table:table-cell>
            <text:p>10</text:p>
          </table:table-cell>
          <table:table-cell>
            <text:p/>
          </table:table-cell>
          <table:table-cell>
            <text:p/>
          </table:table-cell>
          <table:table-cell>
            <text:p>P. Simon Tuff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nternet Link</text:p>
          </table:table-cell>
          <table:table-cell>
            <text:p/>
          </table:table-cell>
          <table:table-cell>
            <text:p/>
          </table:table-cell>
          <table:table-cell>
            <text:p>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implify Your Application Delivery with One-JAR</text:p>
          </table:table-cell>
          <table:table-cell>
            <text:p/>
          </table:table-cell>
          <table:table-cell>
            <text:p/>
          </table:table-cell>
          <table:table-cell>
            <text:p>2005</text:p>
          </table:table-cell>
          <table:table-cell>
            <text:p>http://www.developertutorials.com/tutorials/java/simplify-application-delivery-one-jar-050422/page4.htm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Ulbri2000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Frank Ulbrich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58 - 5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Nichts als die Wahrheit - Swing im JDK 1.3: Die Input Verification-Klasse</text:p>
          </table:table-cell>
          <table:table-cell>
            <text:p/>
          </table:table-cell>
          <table:table-cell>
            <text:p>11</text:p>
          </table:table-cell>
          <table:table-cell>
            <text:p>20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Ulbri2000a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Frank Ulbrich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0 - 2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an you imagine - Professionelle Bildbearbeitung mit dem Java 2D API</text:p>
          </table:table-cell>
          <table:table-cell>
            <text:p/>
          </table:table-cell>
          <table:table-cell>
            <text:p>5</text:p>
          </table:table-cell>
          <table:table-cell>
            <text:p>20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Ulbri2000b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Frank Ulbrich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8 - 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Modelle, Ansichten und Kontrolleure</text:p>
          </table:table-cell>
          <table:table-cell>
            <text:p/>
          </table:table-cell>
          <table:table-cell>
            <text:p>2</text:p>
          </table:table-cell>
          <table:table-cell>
            <text:p>20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Vahld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Axel Vahldiek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06 - 2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rsthelfer - Microsofts Reparatur- und Rettungs-CD</text:p>
          </table:table-cell>
          <table:table-cell>
            <text:p/>
          </table:table-cell>
          <table:table-cell>
            <text:p>20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Vogl199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Wunibald Vog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Spektru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40 - 4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uf Nummer Sicher - Java und "Secure Socket Layer"</text:p>
          </table:table-cell>
          <table:table-cell>
            <text:p/>
          </table:table-cell>
          <table:table-cell>
            <text:p>5</text:p>
          </table:table-cell>
          <table:table-cell>
            <text:p>19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Voelte2000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Markus Völt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2 - 2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ktionen nach Fahrplan - Einen Scheduler auf Basis von Commands und Strategien entwickeln</text:p>
          </table:table-cell>
          <table:table-cell>
            <text:p/>
          </table:table-cell>
          <table:table-cell>
            <text:p>11</text:p>
          </table:table-cell>
          <table:table-cell>
            <text:p>20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Wahn199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Wahn, Michae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44 - 4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Natur pur ?! - Verzahnung von Java-Code mit Native-Code mit dem JNI (Java Native Interface)</text:p>
          </table:table-cell>
          <table:table-cell>
            <text:p/>
          </table:table-cell>
          <table:table-cell>
            <text:p>1</text:p>
          </table:table-cell>
          <table:table-cell>
            <text:p>19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Wahn2000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Michael Wah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0 -3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aumschule - Directory Viewer im Eigenbau</text:p>
          </table:table-cell>
          <table:table-cell>
            <text:p/>
          </table:table-cell>
          <table:table-cell>
            <text:p>3</text:p>
          </table:table-cell>
          <table:table-cell>
            <text:p>20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Wang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Dapeng Wang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7 -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Mr. 007 - Einführung in Apache James</text:p>
          </table:table-cell>
          <table:table-cell>
            <text:p/>
          </table:table-cell>
          <table:table-cell>
            <text:p>2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Welle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Weller, Jen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X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82 - 8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as Überallnetz - Wimax die letzte Meile wird drahtlos</text:p>
          </table:table-cell>
          <table:table-cell>
            <text:p/>
          </table:table-cell>
          <table:table-cell>
            <text:p>2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Wesse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Matthias Wessendorf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8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XML oder @annotations?</text:p>
          </table:table-cell>
          <table:table-cell>
            <text:p/>
          </table:table-cell>
          <table:table-cell>
            <text:p>5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Wiede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Michael Wiedeking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8 - 2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arf's ein bisschen mehr sein? - Wie man mit scheinbar mehr Aufwand eine bessere Performanz erzielt</text:p>
          </table:table-cell>
          <table:table-cell>
            <text:p/>
          </table:table-cell>
          <table:table-cell>
            <text:p>2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Wiede2005a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Michael Wiedeking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4 - 2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on't!!!</text:p>
          </table:table-cell>
          <table:table-cell>
            <text:p/>
          </table:table-cell>
          <table:table-cell>
            <text:p>3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Wiede2005b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Wiedeking, Michae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3 - 2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ondermüll - Wie man darüber erfährt, wann Speicher freigegeben wird</text:p>
          </table:table-cell>
          <table:table-cell>
            <text:p/>
          </table:table-cell>
          <table:table-cell>
            <text:p>4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Wiega2006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Dorothee Wiegand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60 - 16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ut zitiert ist halb geschrieben</text:p>
          </table:table-cell>
          <table:table-cell>
            <text:p/>
          </table:table-cell>
          <table:table-cell>
            <text:p>7</text:p>
          </table:table-cell>
          <table:table-cell>
            <text:p>20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WilheM1992</text:p>
          </table:table-cell>
          <table:table-cell>
            <text:p>1</text:p>
          </table:table-cell>
          <table:table-cell>
            <text:p/>
          </table:table-cell>
          <table:table-cell>
            <text:p/>
          </table:table-cell>
          <table:table-cell>
            <text:p>R. Wilhelm and D. Maur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pringer Verlag</text:p>
          </table:table-cell>
          <table:table-cell>
            <text:p/>
          </table:table-cell>
          <table:table-cell>
            <text:p/>
          </table:table-cell>
          <table:table-cell>
            <text:p>Übersetzerbau: Theorie, Konstruktion, Generierung</text:p>
          </table:table-cell>
          <table:table-cell>
            <text:p/>
          </table:table-cell>
          <table:table-cell>
            <text:p/>
          </table:table-cell>
          <table:table-cell>
            <text:p>199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Winte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Torsten Winterberg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2 - 2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PEL wird erwachsen ... - Eine Prozess Orchestrierungsschicht hält Einzug in moderne IT Architekturen</text:p>
          </table:table-cell>
          <table:table-cell>
            <text:p/>
          </table:table-cell>
          <table:table-cell>
            <text:p>7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Wirth1986</text:p>
          </table:table-cell>
          <table:table-cell>
            <text:p>1</text:p>
          </table:table-cell>
          <table:table-cell>
            <text:p>Stuttgart</text:p>
          </table:table-cell>
          <table:table-cell>
            <text:p/>
          </table:table-cell>
          <table:table-cell>
            <text:p>Niclaus Wirth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.G. Teubn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ompilerbau: Eine Einführung</text:p>
          </table:table-cell>
          <table:table-cell>
            <text:p/>
          </table:table-cell>
          <table:table-cell>
            <text:p/>
          </table:table-cell>
          <table:table-cell>
            <text:p>198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WivalT2005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Oscar Wivall and World Tea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78 - 8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ntwanzen auf dem Handy - On-Device Debugging von J2ME-Anwendungen</text:p>
          </table:table-cell>
          <table:table-cell>
            <text:p/>
          </table:table-cell>
          <table:table-cell>
            <text:p>4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Wloka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Nils Wloka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6 - 3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in Gedächtnis, das man nicht sieht - Deklaratives Caching mit Spring Modules</text:p>
          </table:table-cell>
          <table:table-cell>
            <text:p/>
          </table:table-cell>
          <table:table-cell>
            <text:p>5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Wobst2003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Wobst, Reinhard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00 - 200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Harte Nüsse</text:p>
          </table:table-cell>
          <table:table-cell>
            <text:p/>
          </table:table-cell>
          <table:table-cell>
            <text:p>17</text:p>
          </table:table-cell>
          <table:table-cell>
            <text:p>200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Wolf2009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Henning Wolf and Arne Roock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04 - 1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, ja, Chef - wird erledigt!</text:p>
          </table:table-cell>
          <table:table-cell>
            <text:p/>
          </table:table-cell>
          <table:table-cell>
            <text:p>8</text:p>
          </table:table-cell>
          <table:table-cell>
            <text:p>200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Wolff2004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Eberhard Wolff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49 - 5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er dritte Versuch - EJB 3.0: ein erster Überblick über die neuen Features</text:p>
          </table:table-cell>
          <table:table-cell>
            <text:p/>
          </table:table-cell>
          <table:table-cell>
            <text:p>9</text:p>
          </table:table-cell>
          <table:table-cell>
            <text:p>20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Wolff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Wolff, Eberhard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9 - 3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rühlingsgefühle jetzt \&amp; hier - Spring \&amp; Architekturen: Wie sehen Architekturen für das Spring Framework aus?</text:p>
          </table:table-cell>
          <table:table-cell>
            <text:p/>
          </table:table-cell>
          <table:table-cell>
            <text:p>5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Wolff200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Eberhard Wolff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9 - 3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Mit Spring skalieren</text:p>
          </table:table-cell>
          <table:table-cell>
            <text:p/>
          </table:table-cell>
          <table:table-cell>
            <text:p>6</text:p>
          </table:table-cell>
          <table:table-cell>
            <text:p>2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Wunde2006</text:p>
          </table:table-cell>
          <table:table-cell>
            <text:p>1</text:p>
          </table:table-cell>
          <table:table-cell>
            <text:p/>
          </table:table-cell>
          <table:table-cell>
            <text:p/>
          </table:table-cell>
          <table:table-cell>
            <text:p>Lars Wunderlich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ntwickler.press - Software \&amp; Support Verlag GmbH</text:p>
          </table:table-cell>
          <table:table-cell>
            <text:p/>
          </table:table-cell>
          <table:table-cell>
            <text:p/>
          </table:table-cell>
          <table:table-cell>
            <text:p>Java Rules Engines - Entwicklung von regelbasierten Systemen</text:p>
          </table:table-cell>
          <table:table-cell>
            <text:p/>
          </table:table-cell>
          <table:table-cell>
            <text:p/>
          </table:table-cell>
          <table:table-cell>
            <text:p>20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-935042-75-2</text:p>
          </table:table-cell>
        </table:table-row>
        <table:table-row>
          <table:table-cell>
            <text:p>Zeitn2007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Alfred Zeitn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0 - 2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er Weg zum Prototypen - Erstellung einer Java EE Anwendung auf Basis eines Prozessmodels</text:p>
          </table:table-cell>
          <table:table-cell>
            <text:p/>
          </table:table-cell>
          <table:table-cell>
            <text:p>5</text:p>
          </table:table-cell>
          <table:table-cell>
            <text:p>2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Zerbe1999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Klaus Zerb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'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38 - 35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auplan für Objekte</text:p>
          </table:table-cell>
          <table:table-cell>
            <text:p/>
          </table:table-cell>
          <table:table-cell>
            <text:p>21</text:p>
          </table:table-cell>
          <table:table-cell>
            <text:p>199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Ziegl2003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Carsten Ziegl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44 - 5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ie Nebel von Avalon - Avalon: Komponenten-Framework von Apache</text:p>
          </table:table-cell>
          <table:table-cell>
            <text:p/>
          </table:table-cell>
          <table:table-cell>
            <text:p>1</text:p>
          </table:table-cell>
          <table:table-cell>
            <text:p>200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Zirna1989</text:p>
          </table:table-cell>
          <table:table-cell>
            <text:p>1</text:p>
          </table:table-cell>
          <table:table-cell>
            <text:p/>
          </table:table-cell>
          <table:table-cell>
            <text:p/>
          </table:table-cell>
          <table:table-cell>
            <text:p>H. Zirna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I Wissenschaftsverlag</text:p>
          </table:table-cell>
          <table:table-cell>
            <text:p/>
          </table:table-cell>
          <table:table-cell>
            <text:p/>
          </table:table-cell>
          <table:table-cell>
            <text:p>Compilerbau 1: Analyse</text:p>
          </table:table-cell>
          <table:table-cell>
            <text:p/>
          </table:table-cell>
          <table:table-cell>
            <text:p/>
          </table:table-cell>
          <table:table-cell>
            <text:p>198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Zota200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Dr. Volker Zota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12 - 2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litz \&amp; Donnervogel</text:p>
          </table:table-cell>
          <table:table-cell>
            <text:p/>
          </table:table-cell>
          <table:table-cell>
            <text:p>13</text:p>
          </table:table-cell>
          <table:table-cell>
            <text:p>2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Zoerne2005</text:p>
          </table:table-cell>
          <table:table-cell>
            <text:p>1</text:p>
          </table:table-cell>
          <table:table-cell>
            <text:p/>
          </table:table-cell>
          <table:table-cell>
            <text:p/>
          </table:table-cell>
          <table:table-cell>
            <text:p>Stefan Zörner</text:p>
          </table:table-cell>
          <table:table-cell>
            <text:p/>
          </table:table-cell>
          <table:table-cell>
            <text:p/>
          </table:table-cell>
          <table:table-cell>
            <text:p>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Novemb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ntwickler.press</text:p>
          </table:table-cell>
          <table:table-cell>
            <text:p/>
          </table:table-cell>
          <table:table-cell>
            <text:p/>
          </table:table-cell>
          <table:table-cell>
            <text:p>LDAP für Java Entwickler - Eine praxisorientierte Einführung</text:p>
          </table:table-cell>
          <table:table-cell>
            <text:p/>
          </table:table-cell>
          <table:table-cell>
            <text:p/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-935042-72-8</text:p>
          </table:table-cell>
        </table:table-row>
        <table:table-row>
          <table:table-cell>
            <text:p>Zoerne2005a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Stefan Zörn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66 - 7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Kennwort vergessen? - Zugriff auf Benutzerdaten im Active Directory mit JNDI, Teil 2</text:p>
          </table:table-cell>
          <table:table-cell>
            <text:p/>
          </table:table-cell>
          <table:table-cell>
            <text:p>2</text:p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Zoerne2008</text:p>
          </table:table-cell>
          <table:table-cell>
            <text:p>7</text:p>
          </table:table-cell>
          <table:table-cell>
            <text:p/>
          </table:table-cell>
          <table:table-cell>
            <text:p/>
          </table:table-cell>
          <table:table-cell>
            <text:p>Stefan Zörn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va Magazin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52 - 5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ukunftsentwürfe - Applikationsdesign im Zeitalter von OSGi</text:p>
          </table:table-cell>
          <table:table-cell>
            <text:p/>
          </table:table-cell>
          <table:table-cell>
            <text:p>8</text:p>
          </table:table-cell>
          <table:table-cell>
            <text:p>2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Oester1998</text:p>
          </table:table-cell>
          <table:table-cell>
            <text:p>1</text:p>
          </table:table-cell>
          <table:table-cell>
            <text:p/>
          </table:table-cell>
          <table:table-cell>
            <text:p/>
          </table:table-cell>
          <table:table-cell>
            <text:p>Bernd Östereich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ldenbourg Verlag</text:p>
          </table:table-cell>
          <table:table-cell>
            <text:p/>
          </table:table-cell>
          <table:table-cell>
            <text:p/>
          </table:table-cell>
          <table:table-cell>
            <text:p>Objektorientierte Softwareentwicklung</text:p>
          </table:table-cell>
          <table:table-cell>
            <text:p/>
          </table:table-cell>
          <table:table-cell>
            <text:p/>
          </table:table-cell>
          <table:table-cell>
            <text:p>19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-486-24787-5</text:p>
          </table:table-cell>
        </table:table-row>
        <table:table-row>
          <table:table-cell>
            <text:p>Springer1994</text:p>
          </table:table-cell>
          <table:table-cell>
            <text:p>1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dvances in Cryptology - CRYPTO '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pringer</text:p>
          </table:table-cell>
          <table:table-cell>
            <text:p/>
          </table:table-cell>
          <table:table-cell>
            <text:p/>
          </table:table-cell>
          <table:table-cell>
            <text:p>CRYPTO'93</text:p>
          </table:table-cell>
          <table:table-cell>
            <text:p/>
          </table:table-cell>
          <table:table-cell>
            <text:p/>
          </table:table-cell>
          <table:table-cell>
            <text:p>199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CopliS1995</text:p>
          </table:table-cell>
          <table:table-cell>
            <text:p>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ames O. Coplien and Douglas C. Schmid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ddison Wesley</text:p>
          </table:table-cell>
          <table:table-cell>
            <text:p/>
          </table:table-cell>
          <table:table-cell>
            <text:p/>
          </table:table-cell>
          <table:table-cell>
            <text:p>Pattern Languages of Program Design</text:p>
          </table:table-cell>
          <table:table-cell>
            <text:p/>
          </table:table-cell>
          <table:table-cell>
            <text:p/>
          </table:table-cell>
          <table:table-cell>
            <text:p>199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0-201-60734-4</text:p>
          </table:table-cell>
        </table:table-row>
        <table:table-row>
          <table:table-cell>
            <text:p>KARTDARSS2005</text:p>
          </table:table-cell>
          <table:table-cell>
            <text:p>8</text:p>
          </table:table-cell>
          <table:table-cell>
            <text:p>Rostock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Hanseatischer Stadtplanverlag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ischland Darß Zingst - Freizeit \&amp; Radwanderkarte mit Ortsplänen</text:p>
          </table:table-cell>
          <table:table-cell>
            <text:p/>
          </table:table-cell>
          <table:table-cell>
            <text:p/>
          </table:table-cell>
          <table:table-cell>
            <text:p>2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Gesch</text:p>
          </table:table-cell>
          <table:table-cell>
            <text:p>1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lattsammlung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ie Geschichte des Nürnberger Christkindlesmarkte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Wei2007</text:p>
          </table:table-cell>
          <table:table-cell>
            <text:p>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rünes Herz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Wanderkarte "Weimaer Land"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-929993-84-8</text:p>
          </table:table-cell>
        </table:table-row>
      </table:table>
    </office:spreadsheet>
  </office:body>
</office:document-content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JabRef version @version@
  </meta:generator>
    <!--  <meta:creation-date>2005-11-01T22:55:38</meta:creation-date>  <dc:date>2005-11-01T22:59:26</dc:date>  <dc:language>en-US</dc:language>  <meta:editing-cycles>3</meta:editing-cycles>  <meta:editing-duration>PT3M50S</meta:editing-duration>-->
    <meta:user-defined meta:name="Info 1"/>
    <meta:user-defined meta:name="Info 2"/>
    <meta:user-defined meta:name="Info 3"/>
    <meta:user-defined meta:name="Info 4"/>
    <!--  <meta:document-statistic meta:table-count="3" meta:cell-count="4"/>-->
  </office:meta>
</office:document-meta>
</file>